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3.6118in"/>
    </style:style>
    <style:style style:name="co2" style:family="table-column">
      <style:table-column-properties fo:break-before="auto" style:column-width="0.79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3366"/>
    </style:style>
    <style:style style:name="ce2" style:family="table-cell" style:parent-style-name="Default">
      <style:table-cell-properties fo:background-color="#99284c"/>
    </style:style>
    <style:style style:name="ce3" style:family="table-cell" style:parent-style-name="Default">
      <style:table-cell-properties fo:background-color="#33cc66"/>
    </style:style>
    <style:style style:name="ce4" style:family="table-cell" style:parent-style-name="Default">
      <style:table-cell-properties fo:background-color="#9966cc"/>
    </style:style>
    <style:style style:name="ce5" style:family="table-cell" style:parent-style-name="Default">
      <style:table-cell-properties fo:background-color="#ff6633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b8ff"/>
    </style:style>
    <style:style style:name="ce9" style:family="table-cell" style:parent-style-name="Default" style:data-style-name="N107"/>
    <style:style style:name="ce10" style:family="table-cell" style:parent-style-name="Default" style:data-style-name="N1"/>
    <style:style style:name="ce11" style:family="table-cell" style:parent-style-name="Default" style:data-style-name="N107">
      <style:table-cell-properties fo:background-color="#9966cc"/>
    </style:style>
    <style:style style:name="ce12" style:family="table-cell" style:parent-style-name="Default" style:data-style-name="N107">
      <style:table-cell-properties fo:background-color="#ff6633"/>
    </style:style>
    <style:style style:name="ce13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9"/>
        <table:table-column table:style-name="co2" table:number-columns-repeated="12" table:default-cell-style-name="Default"/>
        <table:table-column table:style-name="co3" table:number-columns-repeated="240" table:default-cell-style-name="Default"/>
        <table:table-row table:style-name="ro1">
          <table:table-cell office:value-type="string">
            <text:p>Delays in system:</text:p>
          </table:table-cell>
          <table:table-cell table:style-name="Default" table:number-columns-repeated="3"/>
          <table:table-cell table:number-columns-repeated="2"/>
          <table:table-cell office:value-type="string">
            <text:p>Baby system delay, add amplifier for T13 hole</text:p>
          </table:table-cell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1">
          <table:table-cell office:value-type="string">
            <text:p>2' RG58 cable between Earl's and PCD</text:p>
          </table:table-cell>
          <table:table-cell table:formula="oooc:=[.E3]*2" office:value-type="float" office:value="3.07692307692308">
            <text:p>3.077</text:p>
          </table:table-cell>
          <table:table-cell table:style-name="Default" office:value-type="string">
            <text:p>Ns</text:p>
          </table:table-cell>
          <table:table-cell table:style-name="Default" office:value-type="string">
            <text:p>N RG58</text:p>
          </table:table-cell>
          <table:table-cell table:formula="oooc:=1/0.65" office:value-type="float" office:value="1.53846153846154">
            <text:p>1.54</text:p>
          </table:table-cell>
          <table:table-cell table:number-columns-repeated="2"/>
          <table:table-cell table:style-name="ce9"/>
          <table:table-cell table:number-columns-repeated="248"/>
        </table:table-row>
        <table:table-row table:style-name="ro1">
          <table:table-cell office:value-type="string">
            <text:p>Insertion delay of PCD</text:p>
          </table:table-cell>
          <table:table-cell table:formula="oooc:=16" office:value-type="float" office:value="16">
            <text:p>16.000</text:p>
          </table:table-cell>
          <table:table-cell table:style-name="Default" office:value-type="string">
            <text:p>Ns</text:p>
          </table:table-cell>
          <table:table-cell table:style-name="Default"/>
          <table:table-cell table:number-columns-repeated="2"/>
          <table:table-cell office:value-type="string">
            <text:p>System w/o amp</text:p>
          </table:table-cell>
          <table:table-cell table:style-name="ce9" table:formula="oooc:=SUM([.$B$3:.$B$8])" office:value-type="float" office:value="490.895230790536">
            <text:p>490.895</text:p>
          </table:table-cell>
          <table:table-cell table:number-columns-repeated="248"/>
        </table:table-row>
        <table:table-row table:style-name="ro1">
          <table:table-cell office:value-type="string">
            <text:p>5' lmr 240 to RX</text:p>
          </table:table-cell>
          <table:table-cell table:formula="oooc:=5*[.E5]" office:value-type="float" office:value="6.02409638554217">
            <text:p>6.024</text:p>
          </table:table-cell>
          <table:table-cell table:style-name="Default" office:value-type="string">
            <text:p>Ns</text:p>
          </table:table-cell>
          <table:table-cell table:style-name="Default" office:value-type="string">
            <text:p>N lmr 240</text:p>
          </table:table-cell>
          <table:table-cell table:formula="oooc:=1/0.83" office:value-type="float" office:value="1.20481927710843">
            <text:p>1.2</text:p>
          </table:table-cell>
          <table:table-cell table:style-name="ce13"/>
          <table:table-cell office:value-type="string">
            <text:p>Amp delay</text:p>
          </table:table-cell>
          <table:table-cell office:value-type="float" office:value="3.8">
            <text:p>3.8</text:p>
          </table:table-cell>
          <table:table-cell office:value-type="string">
            <text:p>Ns</text:p>
          </table:table-cell>
          <table:table-cell table:number-columns-repeated="247"/>
        </table:table-row>
        <table:table-row table:style-name="ro1">
          <table:table-cell office:value-type="string">
            <text:p>200' lmr 600 to RX</text:p>
          </table:table-cell>
          <table:table-cell table:formula="oooc:=200*[.E6]" office:value-type="float" office:value="229.885057471264">
            <text:p>229.885</text:p>
          </table:table-cell>
          <table:table-cell table:style-name="Default" office:value-type="string">
            <text:p>Ns</text:p>
          </table:table-cell>
          <table:table-cell table:style-name="Default" office:value-type="string">
            <text:p>N lmr 600</text:p>
          </table:table-cell>
          <table:table-cell table:formula="oooc:=1/0.87" office:value-type="float" office:value="1.14942528735632">
            <text:p>1.15</text:p>
          </table:table-cell>
          <table:table-cell/>
          <table:table-cell office:value-type="string">
            <text:p>Extra cable 2'</text:p>
          </table:table-cell>
          <table:table-cell table:formula="oooc:=2*[.E5]" office:value-type="float" office:value="2.40963855421687">
            <text:p>2.41</text:p>
          </table:table-cell>
          <table:table-cell table:number-columns-repeated="248"/>
        </table:table-row>
        <table:table-row table:style-name="ro1">
          <table:table-cell office:value-type="string">
            <text:p>5' lmr 240 to TX</text:p>
          </table:table-cell>
          <table:table-cell table:formula="oooc:=5*[.E5]" office:value-type="float" office:value="6.02409638554217">
            <text:p>6.024</text:p>
          </table:table-cell>
          <table:table-cell table:style-name="Default" office:value-type="string">
            <text:p>Ns</text:p>
          </table:table-cell>
          <table:table-cell table:style-name="Default"/>
          <table:table-cell table:number-columns-repeated="2"/>
          <table:table-cell office:value-type="string">
            <text:p>Total baby delay</text:p>
          </table:table-cell>
          <table:table-cell table:formula="oooc:=SUM([.H4:.H6])" office:value-type="float" office:value="497.104869344753">
            <text:p>497.1</text:p>
          </table:table-cell>
          <table:table-cell table:number-columns-repeated="248"/>
        </table:table-row>
        <table:table-row table:style-name="ro1">
          <table:table-cell office:value-type="string">
            <text:p>200' lmr 600 to TX</text:p>
          </table:table-cell>
          <table:table-cell table:formula="oooc:=200*[.E6]" office:value-type="float" office:value="229.885057471264">
            <text:p>229.885</text:p>
          </table:table-cell>
          <table:table-cell table:style-name="Default" office:value-type="string">
            <text:p>Ns</text:p>
          </table:table-cell>
          <table:table-cell table:style-name="Default"/>
          <table:table-cell table:number-columns-repeated="252"/>
        </table:table-row>
        <table:table-row table:style-name="ro1">
          <table:table-cell office:value-type="string">
            <text:p>Delay due to length of antenna</text:p>
          </table:table-cell>
          <table:table-cell table:formula="oooc:=3.7*(3/4)*2*1.5" office:value-type="float" office:value="8.325">
            <text:p>8.325</text:p>
          </table:table-cell>
          <table:table-cell table:formula="oooc:=1.56*(3/4)*2*1.5" office:value-type="float" office:value="3.51">
            <text:p>3.510</text:p>
          </table:table-cell>
          <table:table-cell table:formula="oooc:=0.75*(3/4)*2*1.5" office:value-type="float" office:value="1.6875">
            <text:p>1.688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ngpoles</text:p>
          </table:table-cell>
          <table:table-cell table:style-name="Default" office:value-type="string">
            <text:p>Christian</text:p>
          </table:table-cell>
          <table:table-cell table:style-name="Default" office:value-type="string">
            <text:p>Babies</text:p>
          </table:table-cell>
          <table:table-cell table:number-columns-repeated="252"/>
        </table:table-row>
        <table:table-row table:style-name="ro1">
          <table:table-cell office:value-type="string">
            <text:p>Total System Delay:</text:p>
          </table:table-cell>
          <table:table-cell table:formula="oooc:=SUM([.$B$3:.$B$9])" office:value-type="float" office:value="499.220230790536">
            <text:p>499.220</text:p>
          </table:table-cell>
          <table:table-cell table:formula="oooc:=SUM([.$B$3:.$B$8])+[.C9]" office:value-type="float" office:value="494.405230790536">
            <text:p>494.405</text:p>
          </table:table-cell>
          <table:table-cell table:formula="oooc:=SUM([.$B$3:.$B$8])+[.D9]" office:value-type="float" office:value="492.582730790536">
            <text:p>492.583</text:p>
          </table:table-cell>
          <table:table-cell table:number-columns-repeated="25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52"/>
        </table:table-row>
        <table:table-row table:style-name="ro1">
          <table:table-cell office:value-type="string">
            <text:p>Trigger Delay</text:p>
          </table:table-cell>
          <table:table-cell/>
          <table:table-cell table:style-name="Default" table:number-columns-repeated="2"/>
          <table:table-cell table:number-columns-repeated="252"/>
        </table:table-row>
        <table:table-row table:style-name="ro1">
          <table:table-cell office:value-type="string">
            <text:p>200' lmr 200 trigger cable</text:p>
          </table:table-cell>
          <table:table-cell table:formula="oooc:=200*[.E15]" office:value-type="float" office:value="240.963855421687">
            <text:p>240.964</text:p>
          </table:table-cell>
          <table:table-cell table:style-name="Default" office:value-type="string">
            <text:p>Ns</text:p>
          </table:table-cell>
          <table:table-cell table:style-name="Default" office:value-type="string">
            <text:p>N lmr 200</text:p>
          </table:table-cell>
          <table:table-cell table:formula="oooc:=1/0.83" office:value-type="float" office:value="1.20481927710843">
            <text:p>1.2</text:p>
          </table:table-cell>
          <table:table-cell table:number-columns-repeated="251"/>
        </table:table-row>
        <table:table-row table:style-name="ro1">
          <table:table-cell office:value-type="string">
            <text:p>800' lmr 200 trigger cable</text:p>
          </table:table-cell>
          <table:table-cell table:formula="oooc:=800*[.E15]" office:value-type="float" office:value="963.855421686747">
            <text:p>963.855</text:p>
          </table:table-cell>
          <table:table-cell table:style-name="Default" office:value-type="string">
            <text:p>Ns</text:p>
          </table:table-cell>
          <table:table-cell table:style-name="Default"/>
          <table:table-cell table:number-columns-repeated="2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string">
            <text:p>NOTE: GUESS ON TIMING HOLE 1-2 80'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Christian's</text:p>
          </table:table-cell>
          <table:table-cell table:style-name="Default" table:number-columns-repeated="2"/>
          <table:table-cell table:number-columns-repeated="6"/>
          <table:table-cell office:value-type="string">
            <text:p>Longpoles</text:p>
          </table:table-cell>
          <table:table-cell table:number-columns-repeated="2"/>
          <table:table-cell office:value-type="string">
            <text:p>Babies</text:p>
          </table:table-cell>
          <table:table-cell table:number-columns-repeated="242"/>
        </table:table-row>
        <table:table-row table:style-name="ro1">
          <table:table-cell office:value-type="string">
            <text:p>Signal Delay:</text:p>
          </table:table-cell>
          <table:table-cell table:style-name="ce10" office:value-type="float" office:value="10">
            <text:p>1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table:number-columns-repeated="240"/>
        </table:table-row>
        <table:table-row table:style-name="ro1">
          <table:table-cell office:value-type="string">
            <text:p>T12 (from trig delay in labbook+delay wrt 0 in waveform)</text:p>
          </table:table-cell>
          <table:table-cell table:formula="oooc:=-4+664" office:value-type="float" office:value="660">
            <text:p>660.000</text:p>
          </table:table-cell>
          <table:table-cell table:style-name="Default" table:formula="oooc:=-2+660" office:value-type="float" office:value="658">
            <text:p>658</text:p>
          </table:table-cell>
          <table:table-cell table:style-name="Default" table:formula="oooc:=-2+660" office:value-type="float" office:value="658">
            <text:p>658</text:p>
          </table:table-cell>
          <table:table-cell table:formula="oooc:=0+656" office:value-type="float" office:value="656">
            <text:p>656</text:p>
          </table:table-cell>
          <table:table-cell table:formula="oooc:=-2+656" office:value-type="float" office:value="654">
            <text:p>654</text:p>
          </table:table-cell>
          <table:table-cell table:formula="oooc:=-4+656" office:value-type="float" office:value="652">
            <text:p>652</text:p>
          </table:table-cell>
          <table:table-cell table:formula="oooc:=-18+668" office:value-type="float" office:value="650">
            <text:p>650</text:p>
          </table:table-cell>
          <table:table-cell office:value-type="float" office:value="646">
            <text:p>646</text:p>
          </table:table-cell>
          <table:table-cell table:formula="oooc:=-22+664" office:value-type="float" office:value="642">
            <text:p>642</text:p>
          </table:table-cell>
          <table:table-cell table:formula="oooc:=15+660" office:value-type="float" office:value="675">
            <text:p>675</text:p>
          </table:table-cell>
          <table:table-cell table:formula="oooc:=0+660" office:value-type="float" office:value="660">
            <text:p>660</text:p>
          </table:table-cell>
          <table:table-cell table:formula="oooc:=-5+660" office:value-type="float" office:value="655">
            <text:p>655</text:p>
          </table:table-cell>
          <table:table-cell table:formula="oooc:=-4+664" office:value-type="float" office:value="660">
            <text:p>660</text:p>
          </table:table-cell>
          <table:table-cell table:formula="oooc:=2+652" office:value-type="float" office:value="654">
            <text:p>654</text:p>
          </table:table-cell>
          <table:table-cell table:formula="oooc:=-5+652" office:value-type="float" office:value="647">
            <text:p>647</text:p>
          </table:table-cell>
          <table:table-cell table:number-columns-repeated="240"/>
        </table:table-row>
        <table:table-row table:style-name="ro1">
          <table:table-cell office:value-type="string">
            <text:p>T13 (from trig delay in labbook+delay wrt 0 in waveform)</text:p>
          </table:table-cell>
          <table:table-cell table:formula="oooc:=2+888" office:value-type="float" office:value="890">
            <text:p>890.000</text:p>
          </table:table-cell>
          <table:table-cell table:style-name="Default" table:formula="oooc:=1+888" office:value-type="float" office:value="889">
            <text:p>889</text:p>
          </table:table-cell>
          <table:table-cell table:style-name="Default" table:formula="oooc:=-64+952" office:value-type="float" office:value="888">
            <text:p>888</text:p>
          </table:table-cell>
          <table:table-cell table:formula="oooc:=14+872" office:value-type="float" office:value="886">
            <text:p>886</text:p>
          </table:table-cell>
          <table:table-cell table:formula="oooc:=-4+888" office:value-type="float" office:value="884">
            <text:p>884</text:p>
          </table:table-cell>
          <table:table-cell table:formula="oooc:=-18+900" office:value-type="float" office:value="882">
            <text:p>882</text:p>
          </table:table-cell>
          <table:table-cell table:formula="oooc:=-20+900" office:value-type="float" office:value="880">
            <text:p>880</text:p>
          </table:table-cell>
          <table:table-cell table:formula="oooc:=-22+900" office:value-type="float" office:value="878">
            <text:p>878</text:p>
          </table:table-cell>
          <table:table-cell table:formula="oooc:=-22+900" office:value-type="float" office:value="878">
            <text:p>878</text:p>
          </table:table-cell>
          <table:table-cell table:formula="oooc:=11+880" office:value-type="float" office:value="891">
            <text:p>891</text:p>
          </table:table-cell>
          <table:table-cell table:formula="oooc:=5+880" office:value-type="float" office:value="885">
            <text:p>885</text:p>
          </table:table-cell>
          <table:table-cell table:formula="oooc:=1+880" office:value-type="float" office:value="881">
            <text:p>881</text:p>
          </table:table-cell>
          <table:table-cell table:formula="oooc:=10+880" office:value-type="float" office:value="890">
            <text:p>890</text:p>
          </table:table-cell>
          <table:table-cell table:formula="oooc:=7+880" office:value-type="float" office:value="887">
            <text:p>887</text:p>
          </table:table-cell>
          <table:table-cell table:formula="oooc:=0+880" office:value-type="float" office:value="880">
            <text:p>880</text:p>
          </table:table-cell>
          <table:table-cell table:number-columns-repeated="24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52"/>
        </table:table-row>
        <table:table-row table:style-name="ro1">
          <table:table-cell office:value-type="string">
            <text:p>Delay due to travel in the salt:</text:p>
          </table:table-cell>
          <table:table-cell/>
          <table:table-cell table:style-name="Default" table:number-columns-repeated="2"/>
          <table:table-cell table:number-columns-repeated="252"/>
        </table:table-row>
        <table:table-row table:style-name="ro1">
          <table:table-cell office:value-type="string">
            <text:p>T12</text:p>
          </table:table-cell>
          <table:table-cell table:formula="oooc:=[.B20]+[.$B$15]-[.$C$11]" office:value-type="float" office:value="406.558624631151">
            <text:p>406.559</text:p>
          </table:table-cell>
          <table:table-cell table:formula="oooc:=[.C20]+[.$B$15]-[.$C$11]" office:value-type="float" office:value="404.558624631151">
            <text:p>404.559</text:p>
          </table:table-cell>
          <table:table-cell table:formula="oooc:=[.D20]+[.$B$15]-[.$C$11]" office:value-type="float" office:value="404.558624631151">
            <text:p>404.559</text:p>
          </table:table-cell>
          <table:table-cell table:style-name="ce9" table:formula="oooc:=[.E20]+[.$B$15]-[.$C$11]" office:value-type="float" office:value="402.558624631151">
            <text:p>402.559</text:p>
          </table:table-cell>
          <table:table-cell table:style-name="ce9" table:formula="oooc:=[.F20]+[.$B$15]-[.$C$11]" office:value-type="float" office:value="400.558624631151">
            <text:p>400.559</text:p>
          </table:table-cell>
          <table:table-cell table:style-name="ce9" table:formula="oooc:=[.G20]+[.$B$15]-[.$C$11]" office:value-type="float" office:value="398.558624631151">
            <text:p>398.559</text:p>
          </table:table-cell>
          <table:table-cell table:style-name="ce9" table:formula="oooc:=[.H20]+[.$B$15]-[.$C$11]" office:value-type="float" office:value="396.558624631151">
            <text:p>396.559</text:p>
          </table:table-cell>
          <table:table-cell table:style-name="ce9" table:formula="oooc:=[.I20]+[.$B$15]-[.$C$11]" office:value-type="float" office:value="392.558624631151">
            <text:p>392.559</text:p>
          </table:table-cell>
          <table:table-cell table:style-name="ce9" table:formula="oooc:=[.J20]+[.$B$15]-[.$C$11]" office:value-type="float" office:value="388.558624631151">
            <text:p>388.559</text:p>
          </table:table-cell>
          <table:table-cell table:style-name="ce9" table:formula="oooc:=[.K20]+[.$B$15]-[.$B$11]" office:value-type="float" office:value="416.743624631151">
            <text:p>416.744</text:p>
          </table:table-cell>
          <table:table-cell table:style-name="ce9" table:formula="oooc:=[.L20]+[.$B$15]-[.$B$11]" office:value-type="float" office:value="401.743624631151">
            <text:p>401.744</text:p>
          </table:table-cell>
          <table:table-cell table:style-name="ce9" table:formula="oooc:=[.M20]+[.$B$15]-[.$B$11]" office:value-type="float" office:value="396.743624631151">
            <text:p>396.744</text:p>
          </table:table-cell>
          <table:table-cell table:style-name="ce9" table:formula="oooc:=[.N20]+[.$B$15]-[.$D$11]" office:value-type="float" office:value="408.381124631151">
            <text:p>408.381</text:p>
          </table:table-cell>
          <table:table-cell table:style-name="ce9" table:formula="oooc:=[.O20]+[.$B$15]-[.$D$11]" office:value-type="float" office:value="402.381124631151">
            <text:p>402.381</text:p>
          </table:table-cell>
          <table:table-cell table:style-name="ce9" table:formula="oooc:=[.P20]+[.$B$15]-[.$D$11]" office:value-type="float" office:value="395.381124631151">
            <text:p>395.381</text:p>
          </table:table-cell>
          <table:table-cell table:number-columns-repeated="240"/>
        </table:table-row>
        <table:table-row table:style-name="ro1">
          <table:table-cell office:value-type="string">
            <text:p>T13</text:p>
          </table:table-cell>
          <table:table-cell table:formula="oooc:=[.B21]+[.$B$16]-[.$C$11]" office:value-type="float" office:value="1359.45019089621">
            <text:p>1359.450</text:p>
          </table:table-cell>
          <table:table-cell table:formula="oooc:=[.C21]+[.$B$16]-[.$C$11]" office:value-type="float" office:value="1358.45019089621">
            <text:p>1358.450</text:p>
          </table:table-cell>
          <table:table-cell table:formula="oooc:=[.D21]+[.$B$16]-[.$C$11]" office:value-type="float" office:value="1357.45019089621">
            <text:p>1357.450</text:p>
          </table:table-cell>
          <table:table-cell table:style-name="ce9" table:formula="oooc:=[.E21]+[.$B$16]-[.$C$11]" office:value-type="float" office:value="1355.45019089621">
            <text:p>1355.450</text:p>
          </table:table-cell>
          <table:table-cell table:style-name="ce9" table:formula="oooc:=[.F21]+[.$B$16]-[.$C$11]" office:value-type="float" office:value="1353.45019089621">
            <text:p>1353.450</text:p>
          </table:table-cell>
          <table:table-cell table:style-name="ce9" table:formula="oooc:=[.G21]+[.$B$16]-[.$C$11]" office:value-type="float" office:value="1351.45019089621">
            <text:p>1351.450</text:p>
          </table:table-cell>
          <table:table-cell table:style-name="ce9" table:formula="oooc:=[.H21]+[.$B$16]-[.$C$11]" office:value-type="float" office:value="1349.45019089621">
            <text:p>1349.450</text:p>
          </table:table-cell>
          <table:table-cell table:style-name="ce9" table:formula="oooc:=[.I21]+[.$B$16]-[.$C$11]" office:value-type="float" office:value="1347.45019089621">
            <text:p>1347.450</text:p>
          </table:table-cell>
          <table:table-cell table:style-name="ce9" table:formula="oooc:=[.J21]+[.$B$16]-[.$C$11]" office:value-type="float" office:value="1347.45019089621">
            <text:p>1347.450</text:p>
          </table:table-cell>
          <table:table-cell table:style-name="ce9" table:formula="oooc:=[.K21]+[.$B$16]-[.$B$11]" office:value-type="float" office:value="1355.63519089621">
            <text:p>1355.635</text:p>
          </table:table-cell>
          <table:table-cell table:style-name="ce9" table:formula="oooc:=[.L21]+[.$B$16]-[.$B$11]" office:value-type="float" office:value="1349.63519089621">
            <text:p>1349.635</text:p>
          </table:table-cell>
          <table:table-cell table:style-name="ce9" table:formula="oooc:=[.M21]+[.$B$16]-[.$B$11]" office:value-type="float" office:value="1345.63519089621">
            <text:p>1345.635</text:p>
          </table:table-cell>
          <table:table-cell table:style-name="ce9" table:formula="oooc:=[.N21]+[.$B$16]-[.$D$11]" office:value-type="float" office:value="1361.27269089621">
            <text:p>1361.273</text:p>
          </table:table-cell>
          <table:table-cell table:style-name="ce9" table:formula="oooc:=[.O21]+[.$B$16]-[.$D$11]" office:value-type="float" office:value="1358.27269089621">
            <text:p>1358.273</text:p>
          </table:table-cell>
          <table:table-cell table:style-name="ce9" table:formula="oooc:=[.P21]+[.$B$16]-[.$D$11]" office:value-type="float" office:value="1351.27269089621">
            <text:p>1351.273</text:p>
          </table:table-cell>
          <table:table-cell table:number-columns-repeated="240"/>
        </table:table-row>
        <table:table-row table:style-name="ro1">
          <table:table-cell table:number-columns-repeated="4"/>
          <table:table-cell table:style-name="ce9" table:number-columns-repeated="12"/>
          <table:table-cell table:number-columns-repeated="240"/>
        </table:table-row>
        <table:table-row table:style-name="ro1">
          <table:table-cell table:style-name="ce1" office:value-type="string">
            <text:p>Uncertainty in Distance between 1-2 (ft)</text:p>
          </table:table-cell>
          <table:table-cell table:number-columns-repeated="3" office:value-type="float" office:value="1">
            <text:p>1.000</text:p>
          </table:table-cell>
          <table:table-cell table:number-columns-repeated="12" table:style-name="ce9" office:value-type="float" office:value="1">
            <text:p>1.000</text:p>
          </table:table-cell>
          <table:table-cell table:number-columns-repeated="240"/>
        </table:table-row>
        <table:table-row table:style-name="ro1">
          <table:table-cell office:value-type="string">
            <text:p>Middle (ft) 1-2</text:p>
          </table:table-cell>
          <table:table-cell table:formula="oooc:=163" office:value-type="float" office:value="163">
            <text:p>163.000</text:p>
          </table:table-cell>
          <table:table-cell table:formula="oooc:=163" office:value-type="float" office:value="163">
            <text:p>163.000</text:p>
          </table:table-cell>
          <table:table-cell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number-columns-repeated="240"/>
        </table:table-row>
        <table:table-row table:style-name="ro1">
          <table:table-cell office:value-type="string">
            <text:p>Lower (ft) 1-2</text:p>
          </table:table-cell>
          <table:table-cell table:style-name="Default" table:formula="oooc:=[.$B$28]-[.$B$27]" office:value-type="float" office:value="162">
            <text:p>162</text:p>
          </table:table-cell>
          <table:table-cell table:style-name="Default" table:formula="oooc:=[.B28]-[.B27]" office:value-type="float" office:value="162">
            <text:p>162</text:p>
          </table:table-cell>
          <table:table-cell table:style-name="Default" table:formula="oooc:=[.C28]-[.C27]" office:value-type="float" office:value="162">
            <text:p>162</text:p>
          </table:table-cell>
          <table:table-cell table:formula="oooc:=[.D28]-[.D27]" office:value-type="float" office:value="162">
            <text:p>162</text:p>
          </table:table-cell>
          <table:table-cell table:formula="oooc:=[.E28]-[.E27]" office:value-type="float" office:value="162">
            <text:p>162</text:p>
          </table:table-cell>
          <table:table-cell table:formula="oooc:=[.F28]-[.F27]" office:value-type="float" office:value="162">
            <text:p>162</text:p>
          </table:table-cell>
          <table:table-cell table:formula="oooc:=[.G28]-[.G27]" office:value-type="float" office:value="162">
            <text:p>162</text:p>
          </table:table-cell>
          <table:table-cell table:formula="oooc:=[.H28]-[.H27]" office:value-type="float" office:value="162">
            <text:p>162</text:p>
          </table:table-cell>
          <table:table-cell table:formula="oooc:=[.I28]-[.I27]" office:value-type="float" office:value="162">
            <text:p>162</text:p>
          </table:table-cell>
          <table:table-cell table:formula="oooc:=[.J28]-[.J27]" office:value-type="float" office:value="162">
            <text:p>162</text:p>
          </table:table-cell>
          <table:table-cell table:formula="oooc:=[.K28]-[.K27]" office:value-type="float" office:value="162">
            <text:p>162</text:p>
          </table:table-cell>
          <table:table-cell table:formula="oooc:=[.L28]-[.L27]" office:value-type="float" office:value="162">
            <text:p>162</text:p>
          </table:table-cell>
          <table:table-cell table:formula="oooc:=[.M28]-[.M27]" office:value-type="float" office:value="162">
            <text:p>162</text:p>
          </table:table-cell>
          <table:table-cell table:formula="oooc:=[.N28]-[.N27]" office:value-type="float" office:value="162">
            <text:p>162</text:p>
          </table:table-cell>
          <table:table-cell table:formula="oooc:=[.O28]-[.O27]" office:value-type="float" office:value="162">
            <text:p>162</text:p>
          </table:table-cell>
          <table:table-cell table:number-columns-repeated="240"/>
        </table:table-row>
        <table:table-row table:style-name="ro1">
          <table:table-cell office:value-type="string">
            <text:p>Upper (ft) 1-2</text:p>
          </table:table-cell>
          <table:table-cell table:style-name="Default" table:formula="oooc:=[.$B$28]+[.$B$27]" office:value-type="float" office:value="164">
            <text:p>164</text:p>
          </table:table-cell>
          <table:table-cell table:style-name="Default" table:formula="oooc:=[.B28]+[.B27]" office:value-type="float" office:value="164">
            <text:p>164</text:p>
          </table:table-cell>
          <table:table-cell table:style-name="Default" table:formula="oooc:=[.C28]+[.C27]" office:value-type="float" office:value="164">
            <text:p>164</text:p>
          </table:table-cell>
          <table:table-cell table:formula="oooc:=[.D28]+[.D27]" office:value-type="float" office:value="164">
            <text:p>164</text:p>
          </table:table-cell>
          <table:table-cell table:formula="oooc:=[.E28]+[.E27]" office:value-type="float" office:value="164">
            <text:p>164</text:p>
          </table:table-cell>
          <table:table-cell table:formula="oooc:=[.F28]+[.F27]" office:value-type="float" office:value="164">
            <text:p>164</text:p>
          </table:table-cell>
          <table:table-cell table:formula="oooc:=[.G28]+[.G27]" office:value-type="float" office:value="164">
            <text:p>164</text:p>
          </table:table-cell>
          <table:table-cell table:formula="oooc:=[.H28]+[.H27]" office:value-type="float" office:value="164">
            <text:p>164</text:p>
          </table:table-cell>
          <table:table-cell table:formula="oooc:=[.I28]+[.I27]" office:value-type="float" office:value="164">
            <text:p>164</text:p>
          </table:table-cell>
          <table:table-cell table:formula="oooc:=[.J28]+[.J27]" office:value-type="float" office:value="164">
            <text:p>164</text:p>
          </table:table-cell>
          <table:table-cell table:formula="oooc:=[.K28]+[.K27]" office:value-type="float" office:value="164">
            <text:p>164</text:p>
          </table:table-cell>
          <table:table-cell table:formula="oooc:=[.L28]+[.L27]" office:value-type="float" office:value="164">
            <text:p>164</text:p>
          </table:table-cell>
          <table:table-cell table:formula="oooc:=[.M28]+[.M27]" office:value-type="float" office:value="164">
            <text:p>164</text:p>
          </table:table-cell>
          <table:table-cell table:formula="oooc:=[.N28]+[.N27]" office:value-type="float" office:value="164">
            <text:p>164</text:p>
          </table:table-cell>
          <table:table-cell table:formula="oooc:=[.O28]+[.O27]" office:value-type="float" office:value="164">
            <text:p>164</text:p>
          </table:table-cell>
          <table:table-cell table:number-columns-repeated="240"/>
        </table:table-row>
        <table:table-row table:style-name="ro1">
          <table:table-cell table:number-columns-repeated="4"/>
          <table:table-cell table:style-name="ce9" table:number-columns-repeated="12"/>
          <table:table-cell table:number-columns-repeated="240"/>
        </table:table-row>
        <table:table-row table:style-name="ro1">
          <table:table-cell table:style-name="ce2" office:value-type="string">
            <text:p>Uncertainty in Timing</text:p>
          </table:table-cell>
          <table:table-cell table:number-columns-repeated="3" office:value-type="float" office:value="3">
            <text:p>3.000</text:p>
          </table:table-cell>
          <table:table-cell table:number-columns-repeated="12" table:style-name="ce9" office:value-type="float" office:value="3">
            <text:p>3.000</text:p>
          </table:table-cell>
          <table:table-cell table:number-columns-repeated="240"/>
        </table:table-row>
        <table:table-row table:style-name="ro1">
          <table:table-cell office:value-type="string">
            <text:p>Middle (ns)</text:p>
          </table:table-cell>
          <table:table-cell table:formula="oooc:=[.B24]" office:value-type="float" office:value="406.558624631151">
            <text:p>406.559</text:p>
          </table:table-cell>
          <table:table-cell table:formula="oooc:=[.C24]" office:value-type="float" office:value="404.558624631151">
            <text:p>404.559</text:p>
          </table:table-cell>
          <table:table-cell table:formula="oooc:=[.D24]" office:value-type="float" office:value="404.558624631151">
            <text:p>404.559</text:p>
          </table:table-cell>
          <table:table-cell table:style-name="ce9" table:formula="oooc:=[.E24]" office:value-type="float" office:value="402.558624631151">
            <text:p>402.559</text:p>
          </table:table-cell>
          <table:table-cell table:style-name="ce9" table:formula="oooc:=[.F24]" office:value-type="float" office:value="400.558624631151">
            <text:p>400.559</text:p>
          </table:table-cell>
          <table:table-cell table:style-name="ce9" table:formula="oooc:=[.G24]" office:value-type="float" office:value="398.558624631151">
            <text:p>398.559</text:p>
          </table:table-cell>
          <table:table-cell table:style-name="ce9" table:formula="oooc:=[.H24]" office:value-type="float" office:value="396.558624631151">
            <text:p>396.559</text:p>
          </table:table-cell>
          <table:table-cell table:style-name="ce9" table:formula="oooc:=[.I24]" office:value-type="float" office:value="392.558624631151">
            <text:p>392.559</text:p>
          </table:table-cell>
          <table:table-cell table:style-name="ce9" table:formula="oooc:=[.J24]" office:value-type="float" office:value="388.558624631151">
            <text:p>388.559</text:p>
          </table:table-cell>
          <table:table-cell table:style-name="ce9" table:formula="oooc:=[.K24]" office:value-type="float" office:value="416.743624631151">
            <text:p>416.744</text:p>
          </table:table-cell>
          <table:table-cell table:style-name="ce9" table:formula="oooc:=[.L24]" office:value-type="float" office:value="401.743624631151">
            <text:p>401.744</text:p>
          </table:table-cell>
          <table:table-cell table:style-name="ce9" table:formula="oooc:=[.M24]" office:value-type="float" office:value="396.743624631151">
            <text:p>396.744</text:p>
          </table:table-cell>
          <table:table-cell table:style-name="ce9" table:formula="oooc:=[.N24]" office:value-type="float" office:value="408.381124631151">
            <text:p>408.381</text:p>
          </table:table-cell>
          <table:table-cell table:style-name="ce9" table:formula="oooc:=[.O24]" office:value-type="float" office:value="402.381124631151">
            <text:p>402.381</text:p>
          </table:table-cell>
          <table:table-cell table:style-name="ce9" table:formula="oooc:=[.P24]" office:value-type="float" office:value="395.381124631151">
            <text:p>395.381</text:p>
          </table:table-cell>
          <table:table-cell table:number-columns-repeated="240"/>
        </table:table-row>
        <table:table-row table:style-name="ro1">
          <table:table-cell office:value-type="string">
            <text:p>Lower (ns)</text:p>
          </table:table-cell>
          <table:table-cell table:style-name="Default" table:formula="oooc:=[.B24]-[.$B$32]" office:value-type="float" office:value="403.558624631151">
            <text:p>403.56</text:p>
          </table:table-cell>
          <table:table-cell table:style-name="Default" table:formula="oooc:=[.C24]-[.B32]" office:value-type="float" office:value="401.558624631151">
            <text:p>401.56</text:p>
          </table:table-cell>
          <table:table-cell table:style-name="Default" table:formula="oooc:=[.D24]-[.C32]" office:value-type="float" office:value="401.558624631151">
            <text:p>401.56</text:p>
          </table:table-cell>
          <table:table-cell table:formula="oooc:=[.E24]-[.D32]" office:value-type="float" office:value="399.558624631151">
            <text:p>399.56</text:p>
          </table:table-cell>
          <table:table-cell table:formula="oooc:=[.F24]-[.E32]" office:value-type="float" office:value="397.558624631151">
            <text:p>397.56</text:p>
          </table:table-cell>
          <table:table-cell table:formula="oooc:=[.G24]-[.F32]" office:value-type="float" office:value="395.558624631151">
            <text:p>395.56</text:p>
          </table:table-cell>
          <table:table-cell table:formula="oooc:=[.H24]-[.G32]" office:value-type="float" office:value="393.558624631151">
            <text:p>393.56</text:p>
          </table:table-cell>
          <table:table-cell table:formula="oooc:=[.I24]-[.H32]" office:value-type="float" office:value="389.558624631151">
            <text:p>389.56</text:p>
          </table:table-cell>
          <table:table-cell table:formula="oooc:=[.J24]-[.I32]" office:value-type="float" office:value="385.558624631151">
            <text:p>385.56</text:p>
          </table:table-cell>
          <table:table-cell table:formula="oooc:=[.K24]-[.J32]" office:value-type="float" office:value="413.743624631151">
            <text:p>413.74</text:p>
          </table:table-cell>
          <table:table-cell table:formula="oooc:=[.L24]-[.K32]" office:value-type="float" office:value="398.743624631151">
            <text:p>398.74</text:p>
          </table:table-cell>
          <table:table-cell table:formula="oooc:=[.M24]-[.L32]" office:value-type="float" office:value="393.743624631151">
            <text:p>393.74</text:p>
          </table:table-cell>
          <table:table-cell table:formula="oooc:=[.N24]-[.M32]" office:value-type="float" office:value="405.381124631151">
            <text:p>405.38</text:p>
          </table:table-cell>
          <table:table-cell table:formula="oooc:=[.O24]-[.N32]" office:value-type="float" office:value="399.381124631151">
            <text:p>399.38</text:p>
          </table:table-cell>
          <table:table-cell table:formula="oooc:=[.P24]-[.O32]" office:value-type="float" office:value="392.381124631151">
            <text:p>392.38</text:p>
          </table:table-cell>
          <table:table-cell table:number-columns-repeated="240"/>
        </table:table-row>
        <table:table-row table:style-name="ro1">
          <table:table-cell office:value-type="string">
            <text:p>Upper (ns)</text:p>
          </table:table-cell>
          <table:table-cell table:style-name="Default" table:formula="oooc:=[.B24]+[.$B$32]" office:value-type="float" office:value="409.558624631151">
            <text:p>409.56</text:p>
          </table:table-cell>
          <table:table-cell table:style-name="Default" table:formula="oooc:=[.C24]+[.B32]" office:value-type="float" office:value="407.558624631151">
            <text:p>407.56</text:p>
          </table:table-cell>
          <table:table-cell table:style-name="Default" table:formula="oooc:=[.D24]+[.C32]" office:value-type="float" office:value="407.558624631151">
            <text:p>407.56</text:p>
          </table:table-cell>
          <table:table-cell table:formula="oooc:=[.E24]+[.D32]" office:value-type="float" office:value="405.558624631151">
            <text:p>405.56</text:p>
          </table:table-cell>
          <table:table-cell table:formula="oooc:=[.F24]+[.E32]" office:value-type="float" office:value="403.558624631151">
            <text:p>403.56</text:p>
          </table:table-cell>
          <table:table-cell table:formula="oooc:=[.G24]+[.F32]" office:value-type="float" office:value="401.558624631151">
            <text:p>401.56</text:p>
          </table:table-cell>
          <table:table-cell table:formula="oooc:=[.H24]+[.G32]" office:value-type="float" office:value="399.558624631151">
            <text:p>399.56</text:p>
          </table:table-cell>
          <table:table-cell table:formula="oooc:=[.I24]+[.H32]" office:value-type="float" office:value="395.558624631151">
            <text:p>395.56</text:p>
          </table:table-cell>
          <table:table-cell table:formula="oooc:=[.J24]+[.I32]" office:value-type="float" office:value="391.558624631151">
            <text:p>391.56</text:p>
          </table:table-cell>
          <table:table-cell table:formula="oooc:=[.K24]+[.J32]" office:value-type="float" office:value="419.743624631151">
            <text:p>419.74</text:p>
          </table:table-cell>
          <table:table-cell table:formula="oooc:=[.L24]+[.K32]" office:value-type="float" office:value="404.743624631151">
            <text:p>404.74</text:p>
          </table:table-cell>
          <table:table-cell table:formula="oooc:=[.M24]+[.L32]" office:value-type="float" office:value="399.743624631151">
            <text:p>399.74</text:p>
          </table:table-cell>
          <table:table-cell table:formula="oooc:=[.N24]+[.M32]" office:value-type="float" office:value="411.381124631151">
            <text:p>411.38</text:p>
          </table:table-cell>
          <table:table-cell table:formula="oooc:=[.O24]+[.N32]" office:value-type="float" office:value="405.381124631151">
            <text:p>405.38</text:p>
          </table:table-cell>
          <table:table-cell table:formula="oooc:=[.P24]+[.O32]" office:value-type="float" office:value="398.381124631151">
            <text:p>398.38</text:p>
          </table:table-cell>
          <table:table-cell table:number-columns-repeated="240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1">
          <table:table-cell table:style-name="ce1" office:value-type="string">
            <text:p>Uncertainty due to wander:</text:p>
          </table:table-cell>
          <table:table-cell table:style-name="Default" table:formula="oooc:=0.00037*([.B19])^2" office:value-type="float" office:value="0.037">
            <text:p>0.04</text:p>
          </table:table-cell>
          <table:table-cell table:style-name="Default" table:formula="oooc:=0.00037*([.C19])^2" office:value-type="float" office:value="0.148">
            <text:p>0.15</text:p>
          </table:table-cell>
          <table:table-cell table:style-name="Default" table:formula="oooc:=0.00037*([.D19])^2" office:value-type="float" office:value="0.333">
            <text:p>0.33</text:p>
          </table:table-cell>
          <table:table-cell table:formula="oooc:=0.00037*([.E19])^2" office:value-type="float" office:value="0.592">
            <text:p>0.59</text:p>
          </table:table-cell>
          <table:table-cell table:formula="oooc:=0.00037*([.F19])^2" office:value-type="float" office:value="0.925">
            <text:p>0.93</text:p>
          </table:table-cell>
          <table:table-cell table:formula="oooc:=0.00037*([.G19])^2" office:value-type="float" office:value="1.332">
            <text:p>1.33</text:p>
          </table:table-cell>
          <table:table-cell table:formula="oooc:=0.00037*([.H19])^2" office:value-type="float" office:value="1.813">
            <text:p>1.81</text:p>
          </table:table-cell>
          <table:table-cell table:formula="oooc:=0.00037*([.I19])^2" office:value-type="float" office:value="2.368">
            <text:p>2.37</text:p>
          </table:table-cell>
          <table:table-cell table:formula="oooc:=0.00037*([.J19])^2" office:value-type="float" office:value="2.997">
            <text:p>3</text:p>
          </table:table-cell>
          <table:table-cell table:formula="oooc:=0.00037*([.K19])^2" office:value-type="float" office:value="0.148">
            <text:p>0.15</text:p>
          </table:table-cell>
          <table:table-cell table:formula="oooc:=0.00037*([.L19])^2" office:value-type="float" office:value="0.925">
            <text:p>0.93</text:p>
          </table:table-cell>
          <table:table-cell table:formula="oooc:=0.00037*([.M19])^2" office:value-type="float" office:value="2.08125">
            <text:p>2.08</text:p>
          </table:table-cell>
          <table:table-cell table:formula="oooc:=0.00037*([.N19])^2" office:value-type="float" office:value="0.037">
            <text:p>0.04</text:p>
          </table:table-cell>
          <table:table-cell table:formula="oooc:=0.00037*([.O19])^2" office:value-type="float" office:value="0.925">
            <text:p>0.93</text:p>
          </table:table-cell>
          <table:table-cell table:formula="oooc:=0.00037*([.P19])^2" office:value-type="float" office:value="2.997">
            <text:p>3</text:p>
          </table:table-cell>
          <table:table-cell table:number-columns-repeated="240"/>
        </table:table-row>
        <table:table-row table:style-name="ro1">
          <table:table-cell office:value-type="string">
            <text:p>Middle (ft) 1-2</text:p>
          </table:table-cell>
          <table:table-cell table:formula="oooc:=163" office:value-type="float" office:value="163">
            <text:p>163.000</text:p>
          </table:table-cell>
          <table:table-cell table:formula="oooc:=163" office:value-type="float" office:value="163">
            <text:p>163.000</text:p>
          </table:table-cell>
          <table:table-cell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style-name="ce9" table:formula="oooc:=163" office:value-type="float" office:value="163">
            <text:p>163.000</text:p>
          </table:table-cell>
          <table:table-cell table:number-columns-repeated="240"/>
        </table:table-row>
        <table:table-row table:style-name="ro1">
          <table:table-cell office:value-type="string">
            <text:p>Lower</text:p>
          </table:table-cell>
          <table:table-cell table:style-name="Default" table:formula="oooc:=[.B38]-[.B37]" office:value-type="float" office:value="162.963">
            <text:p>162.96</text:p>
          </table:table-cell>
          <table:table-cell table:style-name="Default" table:formula="oooc:=[.C38]-[.C37]" office:value-type="float" office:value="162.852">
            <text:p>162.85</text:p>
          </table:table-cell>
          <table:table-cell table:style-name="Default" table:formula="oooc:=[.D38]-[.D37]" office:value-type="float" office:value="162.667">
            <text:p>162.67</text:p>
          </table:table-cell>
          <table:table-cell table:formula="oooc:=[.E38]-[.E37]" office:value-type="float" office:value="162.408">
            <text:p>162.41</text:p>
          </table:table-cell>
          <table:table-cell table:formula="oooc:=[.F38]-[.F37]" office:value-type="float" office:value="162.075">
            <text:p>162.08</text:p>
          </table:table-cell>
          <table:table-cell table:formula="oooc:=[.G38]-[.G37]" office:value-type="float" office:value="161.668">
            <text:p>161.67</text:p>
          </table:table-cell>
          <table:table-cell table:formula="oooc:=[.H38]-[.H37]" office:value-type="float" office:value="161.187">
            <text:p>161.19</text:p>
          </table:table-cell>
          <table:table-cell table:formula="oooc:=[.I38]-[.I37]" office:value-type="float" office:value="160.632">
            <text:p>160.63</text:p>
          </table:table-cell>
          <table:table-cell table:formula="oooc:=[.J38]-[.J37]" office:value-type="float" office:value="160.003">
            <text:p>160</text:p>
          </table:table-cell>
          <table:table-cell table:formula="oooc:=[.K38]-[.K37]" office:value-type="float" office:value="162.852">
            <text:p>162.85</text:p>
          </table:table-cell>
          <table:table-cell table:formula="oooc:=[.L38]-[.L37]" office:value-type="float" office:value="162.075">
            <text:p>162.08</text:p>
          </table:table-cell>
          <table:table-cell table:formula="oooc:=[.M38]-[.M37]" office:value-type="float" office:value="160.91875">
            <text:p>160.92</text:p>
          </table:table-cell>
          <table:table-cell table:formula="oooc:=[.N38]-[.N37]" office:value-type="float" office:value="162.963">
            <text:p>162.96</text:p>
          </table:table-cell>
          <table:table-cell table:formula="oooc:=[.O38]-[.O37]" office:value-type="float" office:value="162.075">
            <text:p>162.08</text:p>
          </table:table-cell>
          <table:table-cell table:formula="oooc:=[.P38]-[.P37]" office:value-type="float" office:value="160.003">
            <text:p>160</text:p>
          </table:table-cell>
          <table:table-cell table:number-columns-repeated="240"/>
        </table:table-row>
        <table:table-row table:style-name="ro1">
          <table:table-cell office:value-type="string">
            <text:p>Upper</text:p>
          </table:table-cell>
          <table:table-cell table:style-name="Default" table:formula="oooc:=[.B38]+[.B37]" office:value-type="float" office:value="163.037">
            <text:p>163.04</text:p>
          </table:table-cell>
          <table:table-cell table:style-name="Default" table:formula="oooc:=[.C38]+[.C37]" office:value-type="float" office:value="163.148">
            <text:p>163.15</text:p>
          </table:table-cell>
          <table:table-cell table:style-name="Default" table:formula="oooc:=[.D38]+[.D37]" office:value-type="float" office:value="163.333">
            <text:p>163.33</text:p>
          </table:table-cell>
          <table:table-cell table:formula="oooc:=[.E38]+[.E37]" office:value-type="float" office:value="163.592">
            <text:p>163.59</text:p>
          </table:table-cell>
          <table:table-cell table:formula="oooc:=[.F38]+[.F37]" office:value-type="float" office:value="163.925">
            <text:p>163.93</text:p>
          </table:table-cell>
          <table:table-cell table:formula="oooc:=[.G38]+[.G37]" office:value-type="float" office:value="164.332">
            <text:p>164.33</text:p>
          </table:table-cell>
          <table:table-cell table:formula="oooc:=[.H38]+[.H37]" office:value-type="float" office:value="164.813">
            <text:p>164.81</text:p>
          </table:table-cell>
          <table:table-cell table:formula="oooc:=[.I38]+[.I37]" office:value-type="float" office:value="165.368">
            <text:p>165.37</text:p>
          </table:table-cell>
          <table:table-cell table:formula="oooc:=[.J38]+[.J37]" office:value-type="float" office:value="165.997">
            <text:p>166</text:p>
          </table:table-cell>
          <table:table-cell table:formula="oooc:=[.K38]+[.K37]" office:value-type="float" office:value="163.148">
            <text:p>163.15</text:p>
          </table:table-cell>
          <table:table-cell table:formula="oooc:=[.L38]+[.L37]" office:value-type="float" office:value="163.925">
            <text:p>163.93</text:p>
          </table:table-cell>
          <table:table-cell table:formula="oooc:=[.M38]+[.M37]" office:value-type="float" office:value="165.08125">
            <text:p>165.08</text:p>
          </table:table-cell>
          <table:table-cell table:formula="oooc:=[.N38]+[.N37]" office:value-type="float" office:value="163.037">
            <text:p>163.04</text:p>
          </table:table-cell>
          <table:table-cell table:formula="oooc:=[.O38]+[.O37]" office:value-type="float" office:value="163.925">
            <text:p>163.93</text:p>
          </table:table-cell>
          <table:table-cell table:formula="oooc:=[.P38]+[.P37]" office:value-type="float" office:value="165.997">
            <text:p>166</text:p>
          </table:table-cell>
          <table:table-cell table:number-columns-repeated="240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1">
          <table:table-cell office:value-type="string">
            <text:p>Fractional change upper distance 1-2</text:p>
          </table:table-cell>
          <table:table-cell table:formula="oooc:=(SQRT([.B37]^2+[.B27]^2))/[.B28]" office:value-type="float" office:value="0.00613916727539936">
            <text:p>0.006</text:p>
          </table:table-cell>
          <table:table-cell table:formula="oooc:=(SQRT([.C37]^2+[.C27]^2))/[.C28]" office:value-type="float" office:value="0.00620179555102858">
            <text:p>0.006</text:p>
          </table:table-cell>
          <table:table-cell table:formula="oooc:=(SQRT([.D37]^2+[.D27]^2))/[.D28]" office:value-type="float" office:value="0.00646617908940508">
            <text:p>0.006</text:p>
          </table:table-cell>
          <table:table-cell table:style-name="ce9" table:formula="oooc:=(SQRT([.E37]^2+[.E27]^2))/[.E28]" office:value-type="float" office:value="0.00712941509519072">
            <text:p>0.007</text:p>
          </table:table-cell>
          <table:table-cell table:style-name="ce9" table:formula="oooc:=(SQRT([.F37]^2+[.F27]^2))/[.F28]" office:value-type="float" office:value="0.0083571366416106">
            <text:p>0.008</text:p>
          </table:table-cell>
          <table:table-cell table:style-name="ce9" table:formula="oooc:=(SQRT([.G37]^2+[.G27]^2))/[.G28]" office:value-type="float" office:value="0.0102184060866439">
            <text:p>0.010</text:p>
          </table:table-cell>
          <table:table-cell table:style-name="ce9" table:formula="oooc:=(SQRT([.H37]^2+[.H27]^2))/[.H28]" office:value-type="float" office:value="0.0127024521358314">
            <text:p>0.013</text:p>
          </table:table-cell>
          <table:table-cell table:style-name="ce9" table:formula="oooc:=(SQRT([.I37]^2+[.I27]^2))/[.I28]" office:value-type="float" office:value="0.0157698834581597">
            <text:p>0.016</text:p>
          </table:table-cell>
          <table:table-cell table:style-name="ce9" table:formula="oooc:=(SQRT([.J37]^2+[.J27]^2))/[.J28]" office:value-type="float" office:value="0.0193830168877602">
            <text:p>0.019</text:p>
          </table:table-cell>
          <table:table-cell table:style-name="ce9" table:formula="oooc:=(SQRT([.K37]^2+[.K27]^2))/[.K28]" office:value-type="float" office:value="0.00620179555102858">
            <text:p>0.006</text:p>
          </table:table-cell>
          <table:table-cell table:style-name="ce9" table:formula="oooc:=(SQRT([.L37]^2+[.L27]^2))/[.L28]" office:value-type="float" office:value="0.0083571366416106">
            <text:p>0.008</text:p>
          </table:table-cell>
          <table:table-cell table:style-name="ce9" table:formula="oooc:=(SQRT([.M37]^2+[.M27]^2))/[.M28]" office:value-type="float" office:value="0.0141658043370147">
            <text:p>0.014</text:p>
          </table:table-cell>
          <table:table-cell table:style-name="ce9" table:formula="oooc:=(SQRT([.N37]^2+[.N27]^2))/[.N28]" office:value-type="float" office:value="0.00613916727539936">
            <text:p>0.006</text:p>
          </table:table-cell>
          <table:table-cell table:style-name="ce9" table:formula="oooc:=(SQRT([.O37]^2+[.O27]^2))/[.O28]" office:value-type="float" office:value="0.0083571366416106">
            <text:p>0.008</text:p>
          </table:table-cell>
          <table:table-cell table:style-name="ce9" table:formula="oooc:=(SQRT([.P37]^2+[.P27]^2))/[.P28]" office:value-type="float" office:value="0.0193830168877602">
            <text:p>0.019</text:p>
          </table:table-cell>
          <table:table-cell table:number-columns-repeated="240"/>
        </table:table-row>
        <table:table-row table:style-name="ro1">
          <table:table-cell table:number-columns-repeated="4"/>
          <table:table-cell table:style-name="ce9" table:number-columns-repeated="12"/>
          <table:table-cell table:number-columns-repeated="240"/>
        </table:table-row>
        <table:table-row table:style-name="ro1">
          <table:table-cell office:value-type="string">
            <text:p>Calculate n of T12.</text:p>
          </table:table-cell>
          <table:table-cell table:number-columns-repeated="3"/>
          <table:table-cell table:style-name="ce9" table:number-columns-repeated="12"/>
          <table:table-cell table:number-columns-repeated="240"/>
        </table:table-row>
        <table:table-row table:style-name="ro1">
          <table:table-cell table:style-name="ce3" office:value-type="string">
            <text:p>Due to distance uncertainty:</text:p>
          </table:table-cell>
          <table:table-cell table:number-columns-repeated="3"/>
          <table:table-cell table:style-name="ce9" table:number-columns-repeated="12"/>
          <table:table-cell table:number-columns-repeated="240"/>
        </table:table-row>
        <table:table-row table:style-name="ro1">
          <table:table-cell office:value-type="string">
            <text:p>Middle</text:p>
          </table:table-cell>
          <table:table-cell table:formula="oooc:=[.B33]/[.B28]" office:value-type="float" office:value="2.49422469098865">
            <text:p>2.494</text:p>
          </table:table-cell>
          <table:table-cell table:formula="oooc:=[.C33]/[.C28]" office:value-type="float" office:value="2.48195475233835">
            <text:p>2.482</text:p>
          </table:table-cell>
          <table:table-cell table:formula="oooc:=[.D33]/[.D28]" office:value-type="float" office:value="2.48195475233835">
            <text:p>2.482</text:p>
          </table:table-cell>
          <table:table-cell table:style-name="ce9" table:formula="oooc:=[.E33]/[.E28]" office:value-type="float" office:value="2.46968481368804">
            <text:p>2.470</text:p>
          </table:table-cell>
          <table:table-cell table:style-name="ce9" table:formula="oooc:=[.F33]/[.F28]" office:value-type="float" office:value="2.45741487503773">
            <text:p>2.457</text:p>
          </table:table-cell>
          <table:table-cell table:style-name="ce9" table:formula="oooc:=[.G33]/[.G28]" office:value-type="float" office:value="2.44514493638743">
            <text:p>2.445</text:p>
          </table:table-cell>
          <table:table-cell table:style-name="ce9" table:formula="oooc:=[.H33]/[.H28]" office:value-type="float" office:value="2.43287499773712">
            <text:p>2.433</text:p>
          </table:table-cell>
          <table:table-cell table:style-name="ce9" table:formula="oooc:=[.I33]/[.I28]" office:value-type="float" office:value="2.40833512043651">
            <text:p>2.408</text:p>
          </table:table-cell>
          <table:table-cell table:style-name="ce9" table:formula="oooc:=[.J33]/[.J28]" office:value-type="float" office:value="2.38379524313589">
            <text:p>2.384</text:p>
          </table:table-cell>
          <table:table-cell table:style-name="ce9" table:formula="oooc:=[.K33]/[.K28]" office:value-type="float" office:value="2.55670935356534">
            <text:p>2.557</text:p>
          </table:table-cell>
          <table:table-cell table:style-name="ce9" table:formula="oooc:=[.L33]/[.L28]" office:value-type="float" office:value="2.46468481368804">
            <text:p>2.465</text:p>
          </table:table-cell>
          <table:table-cell table:style-name="ce9" table:formula="oooc:=[.M33]/[.M28]" office:value-type="float" office:value="2.43400996706227">
            <text:p>2.434</text:p>
          </table:table-cell>
          <table:table-cell table:style-name="ce9" table:formula="oooc:=[.N33]/[.N28]" office:value-type="float" office:value="2.50540567258375">
            <text:p>2.505</text:p>
          </table:table-cell>
          <table:table-cell table:style-name="ce9" table:formula="oooc:=[.O33]/[.O28]" office:value-type="float" office:value="2.46859585663283">
            <text:p>2.469</text:p>
          </table:table-cell>
          <table:table-cell table:style-name="ce9" table:formula="oooc:=[.P33]/[.P28]" office:value-type="float" office:value="2.42565107135675">
            <text:p>2.426</text:p>
          </table:table-cell>
          <table:table-cell table:number-columns-repeated="240"/>
        </table:table-row>
        <table:table-row table:style-name="ro1">
          <table:table-cell office:value-type="string">
            <text:p>Lower</text:p>
          </table:table-cell>
          <table:table-cell table:formula="oooc:=[.B33]/[.B30]" office:value-type="float" office:value="2.47901600384848">
            <text:p>2.479</text:p>
          </table:table-cell>
          <table:table-cell table:formula="oooc:=[.C33]/[.C30]" office:value-type="float" office:value="2.46682088189726">
            <text:p>2.467</text:p>
          </table:table-cell>
          <table:table-cell table:formula="oooc:=[.D33]/[.D30]" office:value-type="float" office:value="2.46682088189726">
            <text:p>2.467</text:p>
          </table:table-cell>
          <table:table-cell table:style-name="ce9" table:formula="oooc:=[.E33]/[.E30]" office:value-type="float" office:value="2.45462575994604">
            <text:p>2.455</text:p>
          </table:table-cell>
          <table:table-cell table:style-name="ce9" table:formula="oooc:=[.F33]/[.F30]" office:value-type="float" office:value="2.44243063799482">
            <text:p>2.442</text:p>
          </table:table-cell>
          <table:table-cell table:style-name="ce9" table:formula="oooc:=[.G33]/[.G30]" office:value-type="float" office:value="2.4302355160436">
            <text:p>2.430</text:p>
          </table:table-cell>
          <table:table-cell table:style-name="ce9" table:formula="oooc:=[.H33]/[.H30]" office:value-type="float" office:value="2.41804039409238">
            <text:p>2.418</text:p>
          </table:table-cell>
          <table:table-cell table:style-name="ce9" table:formula="oooc:=[.I33]/[.I30]" office:value-type="float" office:value="2.39365015018994">
            <text:p>2.394</text:p>
          </table:table-cell>
          <table:table-cell table:style-name="ce9" table:formula="oooc:=[.J33]/[.J30]" office:value-type="float" office:value="2.3692599062875">
            <text:p>2.369</text:p>
          </table:table-cell>
          <table:table-cell table:style-name="ce9" table:formula="oooc:=[.K33]/[.K30]" office:value-type="float" office:value="2.54111966238506">
            <text:p>2.541</text:p>
          </table:table-cell>
          <table:table-cell table:style-name="ce9" table:formula="oooc:=[.L33]/[.L30]" office:value-type="float" office:value="2.44965624775092">
            <text:p>2.450</text:p>
          </table:table-cell>
          <table:table-cell table:style-name="ce9" table:formula="oooc:=[.M33]/[.M30]" office:value-type="float" office:value="2.41916844287287">
            <text:p>2.419</text:p>
          </table:table-cell>
          <table:table-cell table:style-name="ce9" table:formula="oooc:=[.N33]/[.N30]" office:value-type="float" office:value="2.49012880872653">
            <text:p>2.490</text:p>
          </table:table-cell>
          <table:table-cell table:style-name="ce9" table:formula="oooc:=[.O33]/[.O30]" office:value-type="float" office:value="2.45354344287287">
            <text:p>2.454</text:p>
          </table:table-cell>
          <table:table-cell table:style-name="ce9" table:formula="oooc:=[.P33]/[.P30]" office:value-type="float" office:value="2.4108605160436">
            <text:p>2.411</text:p>
          </table:table-cell>
          <table:table-cell table:number-columns-repeated="240"/>
        </table:table-row>
        <table:table-row table:style-name="ro1">
          <table:table-cell office:value-type="string">
            <text:p>Upper</text:p>
          </table:table-cell>
          <table:table-cell table:formula="oooc:=[.B33]/[.B29]" office:value-type="float" office:value="2.50962113969846">
            <text:p>2.510</text:p>
          </table:table-cell>
          <table:table-cell table:formula="oooc:=[.C33]/[.C29]" office:value-type="float" office:value="2.49727546068611">
            <text:p>2.497</text:p>
          </table:table-cell>
          <table:table-cell table:formula="oooc:=[.D33]/[.D29]" office:value-type="float" office:value="2.49727546068611">
            <text:p>2.497</text:p>
          </table:table-cell>
          <table:table-cell table:style-name="ce9" table:formula="oooc:=[.E33]/[.E29]" office:value-type="float" office:value="2.48492978167377">
            <text:p>2.485</text:p>
          </table:table-cell>
          <table:table-cell table:style-name="ce9" table:formula="oooc:=[.F33]/[.F29]" office:value-type="float" office:value="2.47258410266142">
            <text:p>2.473</text:p>
          </table:table-cell>
          <table:table-cell table:style-name="ce9" table:formula="oooc:=[.G33]/[.G29]" office:value-type="float" office:value="2.46023842364908">
            <text:p>2.460</text:p>
          </table:table-cell>
          <table:table-cell table:style-name="ce9" table:formula="oooc:=[.H33]/[.H29]" office:value-type="float" office:value="2.44789274463673">
            <text:p>2.448</text:p>
          </table:table-cell>
          <table:table-cell table:style-name="ce9" table:formula="oooc:=[.I33]/[.I29]" office:value-type="float" office:value="2.42320138661204">
            <text:p>2.423</text:p>
          </table:table-cell>
          <table:table-cell table:style-name="ce9" table:formula="oooc:=[.J33]/[.J29]" office:value-type="float" office:value="2.39851002858735">
            <text:p>2.399</text:p>
          </table:table-cell>
          <table:table-cell table:style-name="ce9" table:formula="oooc:=[.K33]/[.K29]" office:value-type="float" office:value="2.57249151006883">
            <text:p>2.572</text:p>
          </table:table-cell>
          <table:table-cell table:style-name="ce9" table:formula="oooc:=[.L33]/[.L29]" office:value-type="float" office:value="2.47989891747624">
            <text:p>2.480</text:p>
          </table:table-cell>
          <table:table-cell table:style-name="ce9" table:formula="oooc:=[.M33]/[.M29]" office:value-type="float" office:value="2.44903471994537">
            <text:p>2.449</text:p>
          </table:table-cell>
          <table:table-cell table:style-name="ce9" table:formula="oooc:=[.N33]/[.N29]" office:value-type="float" office:value="2.52087113969846">
            <text:p>2.521</text:p>
          </table:table-cell>
          <table:table-cell table:style-name="ce9" table:formula="oooc:=[.O33]/[.O29]" office:value-type="float" office:value="2.48383410266142">
            <text:p>2.484</text:p>
          </table:table-cell>
          <table:table-cell table:style-name="ce9" table:formula="oooc:=[.P33]/[.P29]" office:value-type="float" office:value="2.44062422611821">
            <text:p>2.441</text:p>
          </table:table-cell>
          <table:table-cell table:number-columns-repeated="240"/>
        </table:table-row>
        <table:table-row table:style-name="ro1">
          <table:table-cell office:value-type="string">
            <text:p>Middle-Lower</text:p>
          </table:table-cell>
          <table:table-cell table:formula="oooc:=[.B46]-[.B47]" office:value-type="float" office:value="0.0152086871401749">
            <text:p>0.015</text:p>
          </table:table-cell>
          <table:table-cell table:formula="oooc:=[.C46]-[.C47]" office:value-type="float" office:value="0.0151338704410877">
            <text:p>0.015</text:p>
          </table:table-cell>
          <table:table-cell table:formula="oooc:=[.D46]-[.D47]" office:value-type="float" office:value="0.0151338704410877">
            <text:p>0.015</text:p>
          </table:table-cell>
          <table:table-cell table:style-name="ce9" table:formula="oooc:=[.E46]-[.E47]" office:value-type="float" office:value="0.0150590537420006">
            <text:p>0.015</text:p>
          </table:table-cell>
          <table:table-cell table:style-name="ce9" table:formula="oooc:=[.F46]-[.F47]" office:value-type="float" office:value="0.014984237042913">
            <text:p>0.015</text:p>
          </table:table-cell>
          <table:table-cell table:style-name="ce9" table:formula="oooc:=[.G46]-[.G47]" office:value-type="float" office:value="0.0149094203438258">
            <text:p>0.015</text:p>
          </table:table-cell>
          <table:table-cell table:style-name="ce9" table:formula="oooc:=[.H46]-[.H47]" office:value-type="float" office:value="0.0148346036447387">
            <text:p>0.015</text:p>
          </table:table-cell>
          <table:table-cell table:style-name="ce9" table:formula="oooc:=[.I46]-[.I47]" office:value-type="float" office:value="0.0146849702465643">
            <text:p>0.015</text:p>
          </table:table-cell>
          <table:table-cell table:style-name="ce9" table:formula="oooc:=[.J46]-[.J47]" office:value-type="float" office:value="0.0145353368483896">
            <text:p>0.015</text:p>
          </table:table-cell>
          <table:table-cell table:style-name="ce9" table:formula="oooc:=[.K46]-[.K47]" office:value-type="float" office:value="0.0155896911802764">
            <text:p>0.016</text:p>
          </table:table-cell>
          <table:table-cell table:style-name="ce9" table:formula="oooc:=[.L46]-[.L47]" office:value-type="float" office:value="0.0150285659371221">
            <text:p>0.015</text:p>
          </table:table-cell>
          <table:table-cell table:style-name="ce9" table:formula="oooc:=[.M46]-[.M47]" office:value-type="float" office:value="0.014841524189404">
            <text:p>0.015</text:p>
          </table:table-cell>
          <table:table-cell table:style-name="ce9" table:formula="oooc:=[.N46]-[.N47]" office:value-type="float" office:value="0.0152768638572178">
            <text:p>0.015</text:p>
          </table:table-cell>
          <table:table-cell table:style-name="ce9" table:formula="oooc:=[.O46]-[.O47]" office:value-type="float" office:value="0.0150524137599564">
            <text:p>0.015</text:p>
          </table:table-cell>
          <table:table-cell table:style-name="ce9" table:formula="oooc:=[.P46]-[.P47]" office:value-type="float" office:value="0.0147905553131511">
            <text:p>0.015</text:p>
          </table:table-cell>
          <table:table-cell table:number-columns-repeated="239"/>
          <table:table-cell table:style-name="ce9"/>
        </table:table-row>
        <table:table-row table:style-name="ro1">
          <table:table-cell office:value-type="string">
            <text:p>Upper-Middle</text:p>
          </table:table-cell>
          <table:table-cell table:formula="oooc:=[.B48]-[.B46]" office:value-type="float" office:value="0.0153964487098066">
            <text:p>0.015</text:p>
          </table:table-cell>
          <table:table-cell table:formula="oooc:=[.C48]-[.C46]" office:value-type="float" office:value="0.0153207083477676">
            <text:p>0.015</text:p>
          </table:table-cell>
          <table:table-cell table:formula="oooc:=[.D48]-[.D46]" office:value-type="float" office:value="0.0153207083477676">
            <text:p>0.015</text:p>
          </table:table-cell>
          <table:table-cell table:style-name="ce9" table:formula="oooc:=[.E48]-[.E46]" office:value-type="float" office:value="0.0152449679857285">
            <text:p>0.015</text:p>
          </table:table-cell>
          <table:table-cell table:style-name="ce9" table:formula="oooc:=[.F48]-[.F46]" office:value-type="float" office:value="0.0151692276236899">
            <text:p>0.015</text:p>
          </table:table-cell>
          <table:table-cell table:style-name="ce9" table:formula="oooc:=[.G48]-[.G46]" office:value-type="float" office:value="0.0150934872616508">
            <text:p>0.015</text:p>
          </table:table-cell>
          <table:table-cell table:style-name="ce9" table:formula="oooc:=[.H48]-[.H46]" office:value-type="float" office:value="0.0150177468996118">
            <text:p>0.015</text:p>
          </table:table-cell>
          <table:table-cell table:style-name="ce9" table:formula="oooc:=[.I48]-[.I46]" office:value-type="float" office:value="0.0148662661755337">
            <text:p>0.015</text:p>
          </table:table-cell>
          <table:table-cell table:style-name="ce9" table:formula="oooc:=[.J48]-[.J46]" office:value-type="float" office:value="0.0147147854514564">
            <text:p>0.015</text:p>
          </table:table-cell>
          <table:table-cell table:style-name="ce9" table:formula="oooc:=[.K48]-[.K46]" office:value-type="float" office:value="0.0157821565034899">
            <text:p>0.016</text:p>
          </table:table-cell>
          <table:table-cell table:style-name="ce9" table:formula="oooc:=[.L48]-[.L46]" office:value-type="float" office:value="0.0152141037881979">
            <text:p>0.015</text:p>
          </table:table-cell>
          <table:table-cell table:style-name="ce9" table:formula="oooc:=[.M48]-[.M46]" office:value-type="float" office:value="0.0150247528831002">
            <text:p>0.015</text:p>
          </table:table-cell>
          <table:table-cell table:style-name="ce9" table:formula="oooc:=[.N48]-[.N46]" office:value-type="float" office:value="0.0154654671147147">
            <text:p>0.015</text:p>
          </table:table-cell>
          <table:table-cell table:style-name="ce9" table:formula="oooc:=[.O48]-[.O46]" office:value-type="float" office:value="0.0152382460285976">
            <text:p>0.015</text:p>
          </table:table-cell>
          <table:table-cell table:style-name="ce9" table:formula="oooc:=[.P48]-[.P46]" office:value-type="float" office:value="0.0149731547614613">
            <text:p>0.015</text:p>
          </table:table-cell>
          <table:table-cell table:number-columns-repeated="239"/>
          <table:table-cell table:style-name="ce9"/>
        </table:table-row>
        <table:table-row table:style-name="ro1">
          <table:table-cell table:style-name="ce3" office:value-type="string">
            <text:p>Due to timing uncertainty:</text:p>
          </table:table-cell>
          <table:table-cell table:number-columns-repeated="3"/>
          <table:table-cell table:style-name="ce9" table:number-columns-repeated="12"/>
          <table:table-cell table:number-columns-repeated="239"/>
          <table:table-cell table:style-name="ce9"/>
        </table:table-row>
        <table:table-row table:style-name="ro1">
          <table:table-cell office:value-type="string">
            <text:p>Middle</text:p>
          </table:table-cell>
          <table:table-cell table:formula="oooc:=[.B33]/[.B28]" office:value-type="float" office:value="2.49422469098865">
            <text:p>2.494</text:p>
          </table:table-cell>
          <table:table-cell table:formula="oooc:=[.C33]/[.C28]" office:value-type="float" office:value="2.48195475233835">
            <text:p>2.482</text:p>
          </table:table-cell>
          <table:table-cell table:formula="oooc:=[.D33]/[.D28]" office:value-type="float" office:value="2.48195475233835">
            <text:p>2.482</text:p>
          </table:table-cell>
          <table:table-cell table:style-name="ce9" table:formula="oooc:=[.E33]/[.E28]" office:value-type="float" office:value="2.46968481368804">
            <text:p>2.470</text:p>
          </table:table-cell>
          <table:table-cell table:style-name="ce9" table:formula="oooc:=[.F33]/[.F28]" office:value-type="float" office:value="2.45741487503773">
            <text:p>2.457</text:p>
          </table:table-cell>
          <table:table-cell table:style-name="ce9" table:formula="oooc:=[.G33]/[.G28]" office:value-type="float" office:value="2.44514493638743">
            <text:p>2.445</text:p>
          </table:table-cell>
          <table:table-cell table:style-name="ce9" table:formula="oooc:=[.H33]/[.H28]" office:value-type="float" office:value="2.43287499773712">
            <text:p>2.433</text:p>
          </table:table-cell>
          <table:table-cell table:style-name="ce9" table:formula="oooc:=[.I33]/[.I28]" office:value-type="float" office:value="2.40833512043651">
            <text:p>2.408</text:p>
          </table:table-cell>
          <table:table-cell table:style-name="ce9" table:formula="oooc:=[.J33]/[.J28]" office:value-type="float" office:value="2.38379524313589">
            <text:p>2.384</text:p>
          </table:table-cell>
          <table:table-cell table:style-name="ce9" table:formula="oooc:=[.K33]/[.K28]" office:value-type="float" office:value="2.55670935356534">
            <text:p>2.557</text:p>
          </table:table-cell>
          <table:table-cell table:style-name="ce9" table:formula="oooc:=[.L33]/[.L28]" office:value-type="float" office:value="2.46468481368804">
            <text:p>2.465</text:p>
          </table:table-cell>
          <table:table-cell table:style-name="ce9" table:formula="oooc:=[.M33]/[.M28]" office:value-type="float" office:value="2.43400996706227">
            <text:p>2.434</text:p>
          </table:table-cell>
          <table:table-cell table:style-name="ce9" table:formula="oooc:=[.N33]/[.N28]" office:value-type="float" office:value="2.50540567258375">
            <text:p>2.505</text:p>
          </table:table-cell>
          <table:table-cell table:style-name="ce9" table:formula="oooc:=[.O33]/[.O28]" office:value-type="float" office:value="2.46859585663283">
            <text:p>2.469</text:p>
          </table:table-cell>
          <table:table-cell table:style-name="ce9" table:formula="oooc:=[.P33]/[.P28]" office:value-type="float" office:value="2.42565107135675">
            <text:p>2.426</text:p>
          </table:table-cell>
          <table:table-cell table:number-columns-repeated="240"/>
        </table:table-row>
        <table:table-row table:style-name="ro1">
          <table:table-cell office:value-type="string">
            <text:p>Lower</text:p>
          </table:table-cell>
          <table:table-cell table:formula="oooc:=[.B34]/[.B28]" office:value-type="float" office:value="2.47581978301319">
            <text:p>2.476</text:p>
          </table:table-cell>
          <table:table-cell table:formula="oooc:=[.C34]/[.C28]" office:value-type="float" office:value="2.46354984436289">
            <text:p>2.464</text:p>
          </table:table-cell>
          <table:table-cell table:formula="oooc:=[.D34]/[.D28]" office:value-type="float" office:value="2.46354984436289">
            <text:p>2.464</text:p>
          </table:table-cell>
          <table:table-cell table:style-name="ce9" table:formula="oooc:=[.E34]/[.E28]" office:value-type="float" office:value="2.45127990571258">
            <text:p>2.451</text:p>
          </table:table-cell>
          <table:table-cell table:style-name="ce9" table:formula="oooc:=[.F34]/[.F28]" office:value-type="float" office:value="2.43900996706227">
            <text:p>2.439</text:p>
          </table:table-cell>
          <table:table-cell table:style-name="ce9" table:formula="oooc:=[.G34]/[.G28]" office:value-type="float" office:value="2.42674002841197">
            <text:p>2.427</text:p>
          </table:table-cell>
          <table:table-cell table:style-name="ce9" table:formula="oooc:=[.H34]/[.H28]" office:value-type="float" office:value="2.41447008976166">
            <text:p>2.414</text:p>
          </table:table-cell>
          <table:table-cell table:style-name="ce9" table:formula="oooc:=[.I34]/[.I28]" office:value-type="float" office:value="2.38993021246105">
            <text:p>2.390</text:p>
          </table:table-cell>
          <table:table-cell table:style-name="ce9" table:formula="oooc:=[.J34]/[.J28]" office:value-type="float" office:value="2.36539033516043">
            <text:p>2.365</text:p>
          </table:table-cell>
          <table:table-cell table:style-name="ce9" table:formula="oooc:=[.K34]/[.K28]" office:value-type="float" office:value="2.53830444558988">
            <text:p>2.538</text:p>
          </table:table-cell>
          <table:table-cell table:style-name="ce9" table:formula="oooc:=[.L34]/[.L28]" office:value-type="float" office:value="2.44627990571258">
            <text:p>2.446</text:p>
          </table:table-cell>
          <table:table-cell table:style-name="ce9" table:formula="oooc:=[.M34]/[.M28]" office:value-type="float" office:value="2.41560505908681">
            <text:p>2.416</text:p>
          </table:table-cell>
          <table:table-cell table:style-name="ce9" table:formula="oooc:=[.N34]/[.N28]" office:value-type="float" office:value="2.48700076460829">
            <text:p>2.487</text:p>
          </table:table-cell>
          <table:table-cell table:style-name="ce9" table:formula="oooc:=[.O34]/[.O28]" office:value-type="float" office:value="2.45019094865737">
            <text:p>2.450</text:p>
          </table:table-cell>
          <table:table-cell table:style-name="ce9" table:formula="oooc:=[.P34]/[.P28]" office:value-type="float" office:value="2.40724616338129">
            <text:p>2.407</text:p>
          </table:table-cell>
          <table:table-cell table:number-columns-repeated="240"/>
        </table:table-row>
        <table:table-row table:style-name="ro1">
          <table:table-cell office:value-type="string">
            <text:p>Upper</text:p>
          </table:table-cell>
          <table:table-cell table:formula="oooc:=[.B35]/[.B28]" office:value-type="float" office:value="2.51262959896411">
            <text:p>2.513</text:p>
          </table:table-cell>
          <table:table-cell table:formula="oooc:=[.C35]/[.C28]" office:value-type="float" office:value="2.50035966031381">
            <text:p>2.500</text:p>
          </table:table-cell>
          <table:table-cell table:formula="oooc:=[.D35]/[.D28]" office:value-type="float" office:value="2.50035966031381">
            <text:p>2.500</text:p>
          </table:table-cell>
          <table:table-cell table:style-name="ce9" table:formula="oooc:=[.E35]/[.E28]" office:value-type="float" office:value="2.4880897216635">
            <text:p>2.488</text:p>
          </table:table-cell>
          <table:table-cell table:style-name="ce9" table:formula="oooc:=[.F35]/[.F28]" office:value-type="float" office:value="2.47581978301319">
            <text:p>2.476</text:p>
          </table:table-cell>
          <table:table-cell table:style-name="ce9" table:formula="oooc:=[.G35]/[.G28]" office:value-type="float" office:value="2.46354984436289">
            <text:p>2.464</text:p>
          </table:table-cell>
          <table:table-cell table:style-name="ce9" table:formula="oooc:=[.H35]/[.H28]" office:value-type="float" office:value="2.45127990571258">
            <text:p>2.451</text:p>
          </table:table-cell>
          <table:table-cell table:style-name="ce9" table:formula="oooc:=[.I35]/[.I28]" office:value-type="float" office:value="2.42674002841197">
            <text:p>2.427</text:p>
          </table:table-cell>
          <table:table-cell table:style-name="ce9" table:formula="oooc:=[.J35]/[.J28]" office:value-type="float" office:value="2.40220015111135">
            <text:p>2.402</text:p>
          </table:table-cell>
          <table:table-cell table:style-name="ce9" table:formula="oooc:=[.K35]/[.K28]" office:value-type="float" office:value="2.5751142615408">
            <text:p>2.575</text:p>
          </table:table-cell>
          <table:table-cell table:style-name="ce9" table:formula="oooc:=[.L35]/[.L28]" office:value-type="float" office:value="2.4830897216635">
            <text:p>2.483</text:p>
          </table:table-cell>
          <table:table-cell table:style-name="ce9" table:formula="oooc:=[.M35]/[.M28]" office:value-type="float" office:value="2.45241487503773">
            <text:p>2.452</text:p>
          </table:table-cell>
          <table:table-cell table:style-name="ce9" table:formula="oooc:=[.N35]/[.N28]" office:value-type="float" office:value="2.52381058055921">
            <text:p>2.524</text:p>
          </table:table-cell>
          <table:table-cell table:style-name="ce9" table:formula="oooc:=[.O35]/[.O28]" office:value-type="float" office:value="2.48700076460829">
            <text:p>2.487</text:p>
          </table:table-cell>
          <table:table-cell table:style-name="ce9" table:formula="oooc:=[.P35]/[.P28]" office:value-type="float" office:value="2.44405597933221">
            <text:p>2.444</text:p>
          </table:table-cell>
          <table:table-cell table:number-columns-repeated="240"/>
        </table:table-row>
        <table:table-row table:style-name="ro1">
          <table:table-cell office:value-type="string">
            <text:p>Middle-Lower</text:p>
          </table:table-cell>
          <table:table-cell table:formula="oooc:=[.B52]-[.B53]" office:value-type="float" office:value="0.01840490797546">
            <text:p>0.018</text:p>
          </table:table-cell>
          <table:table-cell table:formula="oooc:=[.C52]-[.C53]" office:value-type="float" office:value="0.0184049079754605">
            <text:p>0.018</text:p>
          </table:table-cell>
          <table:table-cell table:formula="oooc:=[.D52]-[.D53]" office:value-type="float" office:value="0.0184049079754605">
            <text:p>0.018</text:p>
          </table:table-cell>
          <table:table-cell table:style-name="ce9" table:formula="oooc:=[.E52]-[.E53]" office:value-type="float" office:value="0.0184049079754605">
            <text:p>0.018</text:p>
          </table:table-cell>
          <table:table-cell table:style-name="ce9" table:formula="oooc:=[.F52]-[.F53]" office:value-type="float" office:value="0.01840490797546">
            <text:p>0.018</text:p>
          </table:table-cell>
          <table:table-cell table:style-name="ce9" table:formula="oooc:=[.G52]-[.G53]" office:value-type="float" office:value="0.01840490797546">
            <text:p>0.018</text:p>
          </table:table-cell>
          <table:table-cell table:style-name="ce9" table:formula="oooc:=[.H52]-[.H53]" office:value-type="float" office:value="0.01840490797546">
            <text:p>0.018</text:p>
          </table:table-cell>
          <table:table-cell table:style-name="ce9" table:formula="oooc:=[.I52]-[.I53]" office:value-type="float" office:value="0.0184049079754605">
            <text:p>0.018</text:p>
          </table:table-cell>
          <table:table-cell table:style-name="ce9" table:formula="oooc:=[.J52]-[.J53]" office:value-type="float" office:value="0.01840490797546">
            <text:p>0.018</text:p>
          </table:table-cell>
          <table:table-cell table:style-name="ce9" table:formula="oooc:=[.K52]-[.K53]" office:value-type="float" office:value="0.01840490797546">
            <text:p>0.018</text:p>
          </table:table-cell>
          <table:table-cell table:style-name="ce9" table:formula="oooc:=[.L52]-[.L53]" office:value-type="float" office:value="0.01840490797546">
            <text:p>0.018</text:p>
          </table:table-cell>
          <table:table-cell table:style-name="ce9" table:formula="oooc:=[.M52]-[.M53]" office:value-type="float" office:value="0.01840490797546">
            <text:p>0.018</text:p>
          </table:table-cell>
          <table:table-cell table:style-name="ce9" table:formula="oooc:=[.N52]-[.N53]" office:value-type="float" office:value="0.01840490797546">
            <text:p>0.018</text:p>
          </table:table-cell>
          <table:table-cell table:style-name="ce9" table:formula="oooc:=[.O52]-[.O53]" office:value-type="float" office:value="0.0184049079754605">
            <text:p>0.018</text:p>
          </table:table-cell>
          <table:table-cell table:style-name="ce9" table:formula="oooc:=[.P52]-[.P53]" office:value-type="float" office:value="0.01840490797546">
            <text:p>0.018</text:p>
          </table:table-cell>
          <table:table-cell table:number-columns-repeated="240"/>
        </table:table-row>
        <table:table-row table:style-name="ro1">
          <table:table-cell office:value-type="string">
            <text:p>Upper-Middle</text:p>
          </table:table-cell>
          <table:table-cell table:formula="oooc:=[.B54]-[.B52]" office:value-type="float" office:value="0.01840490797546">
            <text:p>0.018</text:p>
          </table:table-cell>
          <table:table-cell table:formula="oooc:=[.C54]-[.C52]" office:value-type="float" office:value="0.01840490797546">
            <text:p>0.018</text:p>
          </table:table-cell>
          <table:table-cell table:formula="oooc:=[.D54]-[.D52]" office:value-type="float" office:value="0.01840490797546">
            <text:p>0.018</text:p>
          </table:table-cell>
          <table:table-cell table:style-name="ce9" table:formula="oooc:=[.E54]-[.E52]" office:value-type="float" office:value="0.01840490797546">
            <text:p>0.018</text:p>
          </table:table-cell>
          <table:table-cell table:style-name="ce9" table:formula="oooc:=[.F54]-[.F52]" office:value-type="float" office:value="0.0184049079754605">
            <text:p>0.018</text:p>
          </table:table-cell>
          <table:table-cell table:style-name="ce9" table:formula="oooc:=[.G54]-[.G52]" office:value-type="float" office:value="0.01840490797546">
            <text:p>0.018</text:p>
          </table:table-cell>
          <table:table-cell table:style-name="ce9" table:formula="oooc:=[.H54]-[.H52]" office:value-type="float" office:value="0.01840490797546">
            <text:p>0.018</text:p>
          </table:table-cell>
          <table:table-cell table:style-name="ce9" table:formula="oooc:=[.I54]-[.I52]" office:value-type="float" office:value="0.01840490797546">
            <text:p>0.018</text:p>
          </table:table-cell>
          <table:table-cell table:style-name="ce9" table:formula="oooc:=[.J54]-[.J52]" office:value-type="float" office:value="0.0184049079754605">
            <text:p>0.018</text:p>
          </table:table-cell>
          <table:table-cell table:style-name="ce9" table:formula="oooc:=[.K54]-[.K52]" office:value-type="float" office:value="0.0184049079754605">
            <text:p>0.018</text:p>
          </table:table-cell>
          <table:table-cell table:style-name="ce9" table:formula="oooc:=[.L54]-[.L52]" office:value-type="float" office:value="0.0184049079754605">
            <text:p>0.018</text:p>
          </table:table-cell>
          <table:table-cell table:style-name="ce9" table:formula="oooc:=[.M54]-[.M52]" office:value-type="float" office:value="0.01840490797546">
            <text:p>0.018</text:p>
          </table:table-cell>
          <table:table-cell table:style-name="ce9" table:formula="oooc:=[.N54]-[.N52]" office:value-type="float" office:value="0.01840490797546">
            <text:p>0.018</text:p>
          </table:table-cell>
          <table:table-cell table:style-name="ce9" table:formula="oooc:=[.O54]-[.O52]" office:value-type="float" office:value="0.01840490797546">
            <text:p>0.018</text:p>
          </table:table-cell>
          <table:table-cell table:style-name="ce9" table:formula="oooc:=[.P54]-[.P52]" office:value-type="float" office:value="0.01840490797546">
            <text:p>0.018</text:p>
          </table:table-cell>
          <table:table-cell table:number-columns-repeated="240"/>
        </table:table-row>
        <table:table-row table:style-name="ro1">
          <table:table-cell table:style-name="ce3" office:value-type="string">
            <text:p>Due to wandering:</text:p>
          </table:table-cell>
          <table:table-cell table:number-columns-repeated="3"/>
          <table:table-cell table:style-name="ce9" table:number-columns-repeated="12"/>
          <table:table-cell table:number-columns-repeated="240"/>
        </table:table-row>
        <table:table-row table:style-name="ro1">
          <table:table-cell office:value-type="string">
            <text:p>Middle</text:p>
          </table:table-cell>
          <table:table-cell table:formula="oooc:=[.B33]/[.B38]" office:value-type="float" office:value="2.49422469098865">
            <text:p>2.494</text:p>
          </table:table-cell>
          <table:table-cell table:formula="oooc:=[.C33]/[.C38]" office:value-type="float" office:value="2.48195475233835">
            <text:p>2.482</text:p>
          </table:table-cell>
          <table:table-cell table:formula="oooc:=[.D33]/[.D38]" office:value-type="float" office:value="2.48195475233835">
            <text:p>2.482</text:p>
          </table:table-cell>
          <table:table-cell table:style-name="ce9" table:formula="oooc:=[.E33]/[.E38]" office:value-type="float" office:value="2.46968481368804">
            <text:p>2.470</text:p>
          </table:table-cell>
          <table:table-cell table:style-name="ce9" table:formula="oooc:=[.F33]/[.F38]" office:value-type="float" office:value="2.45741487503773">
            <text:p>2.457</text:p>
          </table:table-cell>
          <table:table-cell table:style-name="ce9" table:formula="oooc:=[.G33]/[.G38]" office:value-type="float" office:value="2.44514493638743">
            <text:p>2.445</text:p>
          </table:table-cell>
          <table:table-cell table:style-name="ce9" table:formula="oooc:=[.H33]/[.H38]" office:value-type="float" office:value="2.43287499773712">
            <text:p>2.433</text:p>
          </table:table-cell>
          <table:table-cell table:style-name="ce9" table:formula="oooc:=[.I33]/[.I38]" office:value-type="float" office:value="2.40833512043651">
            <text:p>2.408</text:p>
          </table:table-cell>
          <table:table-cell table:style-name="ce9" table:formula="oooc:=[.J33]/[.J38]" office:value-type="float" office:value="2.38379524313589">
            <text:p>2.384</text:p>
          </table:table-cell>
          <table:table-cell table:style-name="ce9" table:formula="oooc:=[.K33]/[.K38]" office:value-type="float" office:value="2.55670935356534">
            <text:p>2.557</text:p>
          </table:table-cell>
          <table:table-cell table:style-name="ce9" table:formula="oooc:=[.L33]/[.L38]" office:value-type="float" office:value="2.46468481368804">
            <text:p>2.465</text:p>
          </table:table-cell>
          <table:table-cell table:style-name="ce9" table:formula="oooc:=[.M33]/[.M38]" office:value-type="float" office:value="2.43400996706227">
            <text:p>2.434</text:p>
          </table:table-cell>
          <table:table-cell table:style-name="ce9" table:formula="oooc:=[.N33]/[.N38]" office:value-type="float" office:value="2.50540567258375">
            <text:p>2.505</text:p>
          </table:table-cell>
          <table:table-cell table:style-name="ce9" table:formula="oooc:=[.O33]/[.O38]" office:value-type="float" office:value="2.46859585663283">
            <text:p>2.469</text:p>
          </table:table-cell>
          <table:table-cell table:style-name="ce9" table:formula="oooc:=[.P33]/[.P38]" office:value-type="float" office:value="2.42565107135675">
            <text:p>2.426</text:p>
          </table:table-cell>
          <table:table-cell table:number-columns-repeated="240"/>
        </table:table-row>
        <table:table-row table:style-name="ro1">
          <table:table-cell office:value-type="string">
            <text:p>Lower</text:p>
          </table:table-cell>
          <table:table-cell table:formula="oooc:=[.B33]/[.B40]" office:value-type="float" office:value="2.49365864577458">
            <text:p>2.494</text:p>
          </table:table-cell>
          <table:table-cell table:formula="oooc:=[.C33]/[.C40]" office:value-type="float" office:value="2.47970324264564">
            <text:p>2.480</text:p>
          </table:table-cell>
          <table:table-cell table:formula="oooc:=[.D33]/[.D40]" office:value-type="float" office:value="2.47689459344499">
            <text:p>2.477</text:p>
          </table:table-cell>
          <table:table-cell table:style-name="ce9" table:formula="oooc:=[.E33]/[.E40]" office:value-type="float" office:value="2.46074761987842">
            <text:p>2.461</text:p>
          </table:table-cell>
          <table:table-cell table:style-name="ce9" table:formula="oooc:=[.F33]/[.F40]" office:value-type="float" office:value="2.44354811426659">
            <text:p>2.444</text:p>
          </table:table-cell>
          <table:table-cell table:style-name="ce9" table:formula="oooc:=[.G33]/[.G40]" office:value-type="float" office:value="2.42532571033731">
            <text:p>2.425</text:p>
          </table:table-cell>
          <table:table-cell table:style-name="ce9" table:formula="oooc:=[.H33]/[.H40]" office:value-type="float" office:value="2.4061125313607">
            <text:p>2.406</text:p>
          </table:table-cell>
          <table:table-cell table:style-name="ce9" table:formula="oooc:=[.I33]/[.I40]" office:value-type="float" office:value="2.37384877746088">
            <text:p>2.374</text:p>
          </table:table-cell>
          <table:table-cell table:style-name="ce9" table:formula="oooc:=[.J33]/[.J40]" office:value-type="float" office:value="2.34075690904746">
            <text:p>2.341</text:p>
          </table:table-cell>
          <table:table-cell table:style-name="ce9" table:formula="oooc:=[.K33]/[.K40]" office:value-type="float" office:value="2.55439003010243">
            <text:p>2.554</text:p>
          </table:table-cell>
          <table:table-cell table:style-name="ce9" table:formula="oooc:=[.L33]/[.L40]" office:value-type="float" office:value="2.45077702992924">
            <text:p>2.451</text:p>
          </table:table-cell>
          <table:table-cell table:style-name="ce9" table:formula="oooc:=[.M33]/[.M40]" office:value-type="float" office:value="2.4033233612609">
            <text:p>2.403</text:p>
          </table:table-cell>
          <table:table-cell table:style-name="ce9" table:formula="oooc:=[.N33]/[.N40]" office:value-type="float" office:value="2.50483708993143">
            <text:p>2.505</text:p>
          </table:table-cell>
          <table:table-cell table:style-name="ce9" table:formula="oooc:=[.O33]/[.O40]" office:value-type="float" office:value="2.45466600354522">
            <text:p>2.455</text:p>
          </table:table-cell>
          <table:table-cell table:style-name="ce9" table:formula="oooc:=[.P33]/[.P40]" office:value-type="float" office:value="2.38185704941144">
            <text:p>2.382</text:p>
          </table:table-cell>
          <table:table-cell table:number-columns-repeated="240"/>
        </table:table-row>
        <table:table-row table:style-name="ro1">
          <table:table-cell office:value-type="string">
            <text:p>Upper</text:p>
          </table:table-cell>
          <table:table-cell table:formula="oooc:=[.B33]/[.B39]" office:value-type="float" office:value="2.49479099323865">
            <text:p>2.495</text:p>
          </table:table-cell>
          <table:table-cell table:formula="oooc:=[.C33]/[.C39]" office:value-type="float" office:value="2.4842103543779">
            <text:p>2.484</text:p>
          </table:table-cell>
          <table:table-cell table:formula="oooc:=[.D33]/[.D39]" office:value-type="float" office:value="2.48703562880701">
            <text:p>2.487</text:p>
          </table:table-cell>
          <table:table-cell table:style-name="ce9" table:formula="oooc:=[.E33]/[.E39]" office:value-type="float" office:value="2.47868716215427">
            <text:p>2.479</text:p>
          </table:table-cell>
          <table:table-cell table:style-name="ce9" table:formula="oooc:=[.F33]/[.F39]" office:value-type="float" office:value="2.47143991751443">
            <text:p>2.471</text:p>
          </table:table-cell>
          <table:table-cell table:style-name="ce9" table:formula="oooc:=[.G33]/[.G39]" office:value-type="float" office:value="2.46529074789786">
            <text:p>2.465</text:p>
          </table:table-cell>
          <table:table-cell table:style-name="ce9" table:formula="oooc:=[.H33]/[.H39]" office:value-type="float" office:value="2.4602395021382">
            <text:p>2.460</text:p>
          </table:table-cell>
          <table:table-cell table:style-name="ce9" table:formula="oooc:=[.I33]/[.I39]" office:value-type="float" office:value="2.44383824288529">
            <text:p>2.444</text:p>
          </table:table-cell>
          <table:table-cell table:style-name="ce9" table:formula="oooc:=[.J33]/[.J39]" office:value-type="float" office:value="2.42844587058462">
            <text:p>2.428</text:p>
          </table:table-cell>
          <table:table-cell table:style-name="ce9" table:formula="oooc:=[.K33]/[.K39]" office:value-type="float" office:value="2.5590328926335">
            <text:p>2.559</text:p>
          </table:table-cell>
          <table:table-cell table:style-name="ce9" table:formula="oooc:=[.L33]/[.L39]" office:value-type="float" office:value="2.47875134740799">
            <text:p>2.479</text:p>
          </table:table-cell>
          <table:table-cell table:style-name="ce9" table:formula="oooc:=[.M33]/[.M39]" office:value-type="float" office:value="2.46549034609796">
            <text:p>2.465</text:p>
          </table:table-cell>
          <table:table-cell table:style-name="ce9" table:formula="oooc:=[.N33]/[.N39]" office:value-type="float" office:value="2.50597451342422">
            <text:p>2.506</text:p>
          </table:table-cell>
          <table:table-cell table:style-name="ce9" table:formula="oooc:=[.O33]/[.O39]" office:value-type="float" office:value="2.48268471159124">
            <text:p>2.483</text:p>
          </table:table-cell>
          <table:table-cell table:style-name="ce9" table:formula="oooc:=[.P33]/[.P39]" office:value-type="float" office:value="2.47108569608789">
            <text:p>2.471</text:p>
          </table:table-cell>
          <table:table-cell table:number-columns-repeated="240"/>
        </table:table-row>
        <table:table-row table:style-name="ro1">
          <table:table-cell office:value-type="string">
            <text:p>Middle-Lower</text:p>
          </table:table-cell>
          <table:table-cell table:formula="oooc:=[.B58]-[.B59]" office:value-type="float" office:value="0.000566045214071664">
            <text:p>0.001</text:p>
          </table:table-cell>
          <table:table-cell table:formula="oooc:=[.C58]-[.C59]" office:value-type="float" office:value="0.00225150969270915">
            <text:p>0.002</text:p>
          </table:table-cell>
          <table:table-cell table:formula="oooc:=[.D58]-[.D59]" office:value-type="float" office:value="0.00506015889335698">
            <text:p>0.005</text:p>
          </table:table-cell>
          <table:table-cell table:style-name="ce9" table:formula="oooc:=[.E58]-[.E59]" office:value-type="float" office:value="0.00893719380962033">
            <text:p>0.009</text:p>
          </table:table-cell>
          <table:table-cell table:style-name="ce9" table:formula="oooc:=[.F58]-[.F59]" office:value-type="float" office:value="0.0138667607711449">
            <text:p>0.014</text:p>
          </table:table-cell>
          <table:table-cell table:style-name="ce9" table:formula="oooc:=[.G58]-[.G59]" office:value-type="float" office:value="0.0198192260501182">
            <text:p>0.020</text:p>
          </table:table-cell>
          <table:table-cell table:style-name="ce9" table:formula="oooc:=[.H58]-[.H59]" office:value-type="float" office:value="0.026762466376423">
            <text:p>0.027</text:p>
          </table:table-cell>
          <table:table-cell table:style-name="ce9" table:formula="oooc:=[.I58]-[.I59]" office:value-type="float" office:value="0.0344863429756281">
            <text:p>0.034</text:p>
          </table:table-cell>
          <table:table-cell table:style-name="ce9" table:formula="oooc:=[.J58]-[.J59]" office:value-type="float" office:value="0.0430383340884371">
            <text:p>0.043</text:p>
          </table:table-cell>
          <table:table-cell table:style-name="ce9" table:formula="oooc:=[.K58]-[.K59]" office:value-type="float" office:value="0.00231932346291464">
            <text:p>0.002</text:p>
          </table:table-cell>
          <table:table-cell table:style-name="ce9" table:formula="oooc:=[.L58]-[.L59]" office:value-type="float" office:value="0.0139077837588011">
            <text:p>0.014</text:p>
          </table:table-cell>
          <table:table-cell table:style-name="ce9" table:formula="oooc:=[.M58]-[.M59]" office:value-type="float" office:value="0.0306866058013759">
            <text:p>0.031</text:p>
          </table:table-cell>
          <table:table-cell table:style-name="ce9" table:formula="oooc:=[.N58]-[.N59]" office:value-type="float" office:value="0.00056858265231563">
            <text:p>0.001</text:p>
          </table:table-cell>
          <table:table-cell table:style-name="ce9" table:formula="oooc:=[.O58]-[.O59]" office:value-type="float" office:value="0.0139298530876038">
            <text:p>0.014</text:p>
          </table:table-cell>
          <table:table-cell table:style-name="ce9" table:formula="oooc:=[.P58]-[.P59]" office:value-type="float" office:value="0.0437940219453137">
            <text:p>0.044</text:p>
          </table:table-cell>
          <table:table-cell table:number-columns-repeated="240"/>
        </table:table-row>
        <table:table-row table:style-name="ro1">
          <table:table-cell office:value-type="string">
            <text:p>Upper-Middle</text:p>
          </table:table-cell>
          <table:table-cell table:formula="oooc:=[.B60]-[.B58]" office:value-type="float" office:value="0.000566302249998873">
            <text:p>0.001</text:p>
          </table:table-cell>
          <table:table-cell table:formula="oooc:=[.C60]-[.C58]" office:value-type="float" office:value="0.00225560203955766">
            <text:p>0.002</text:p>
          </table:table-cell>
          <table:table-cell table:formula="oooc:=[.D60]-[.D58]" office:value-type="float" office:value="0.00508087646866695">
            <text:p>0.005</text:p>
          </table:table-cell>
          <table:table-cell table:style-name="ce9" table:formula="oooc:=[.E60]-[.E58]" office:value-type="float" office:value="0.00900234846622894">
            <text:p>0.009</text:p>
          </table:table-cell>
          <table:table-cell table:style-name="ce9" table:formula="oooc:=[.F60]-[.F58]" office:value-type="float" office:value="0.0140250424766926">
            <text:p>0.014</text:p>
          </table:table-cell>
          <table:table-cell table:style-name="ce9" table:formula="oooc:=[.G60]-[.G58]" office:value-type="float" office:value="0.0201458115104289">
            <text:p>0.020</text:p>
          </table:table-cell>
          <table:table-cell table:style-name="ce9" table:formula="oooc:=[.H60]-[.H58]" office:value-type="float" office:value="0.0273645044010831">
            <text:p>0.027</text:p>
          </table:table-cell>
          <table:table-cell table:style-name="ce9" table:formula="oooc:=[.I60]-[.I58]" office:value-type="float" office:value="0.0355031224487874">
            <text:p>0.036</text:p>
          </table:table-cell>
          <table:table-cell table:style-name="ce9" table:formula="oooc:=[.J60]-[.J58]" office:value-type="float" office:value="0.0446506274487248">
            <text:p>0.045</text:p>
          </table:table-cell>
          <table:table-cell table:style-name="ce9" table:formula="oooc:=[.K60]-[.K58]" office:value-type="float" office:value="0.00232353906815819">
            <text:p>0.002</text:p>
          </table:table-cell>
          <table:table-cell table:style-name="ce9" table:formula="oooc:=[.L60]-[.L58]" office:value-type="float" office:value="0.0140665337199537">
            <text:p>0.014</text:p>
          </table:table-cell>
          <table:table-cell table:style-name="ce9" table:formula="oooc:=[.M60]-[.M58]" office:value-type="float" office:value="0.0314803790356835">
            <text:p>0.031</text:p>
          </table:table-cell>
          <table:table-cell table:style-name="ce9" table:formula="oooc:=[.N60]-[.N58]" office:value-type="float" office:value="0.000568840840470486">
            <text:p>0.001</text:p>
          </table:table-cell>
          <table:table-cell table:style-name="ce9" table:formula="oooc:=[.O60]-[.O58]" office:value-type="float" office:value="0.0140888549584166">
            <text:p>0.014</text:p>
          </table:table-cell>
          <table:table-cell table:style-name="ce9" table:formula="oooc:=[.P60]-[.P58]" office:value-type="float" office:value="0.0454346247311377">
            <text:p>0.045</text:p>
          </table:table-cell>
          <table:table-cell table:number-columns-repeated="240"/>
        </table:table-row>
        <table:table-row table:style-name="ro1" table:number-rows-repeated="2">
          <table:table-cell table:number-columns-repeated="4"/>
          <table:table-cell table:style-name="ce9" table:number-columns-repeated="12"/>
          <table:table-cell table:number-columns-repeated="240"/>
        </table:table-row>
        <table:table-row table:style-name="ro1">
          <table:table-cell office:value-type="string">
            <text:p>Add in quadrature:</text:p>
          </table:table-cell>
          <table:table-cell table:number-columns-repeated="3"/>
          <table:table-cell table:style-name="ce9" table:number-columns-repeated="12"/>
          <table:table-cell table:number-columns-repeated="240"/>
        </table:table-row>
        <table:table-row table:style-name="ro1">
          <table:table-cell table:style-name="ce4" office:value-type="string">
            <text:p>Middle (n)</text:p>
          </table:table-cell>
          <table:table-cell table:style-name="ce11" table:formula="oooc:=[.B33]/[.B28]" office:value-type="float" office:value="2.49422469098865">
            <text:p>2.494</text:p>
          </table:table-cell>
          <table:table-cell table:style-name="ce11" table:formula="oooc:=[.C33]/[.C28]" office:value-type="float" office:value="2.48195475233835">
            <text:p>2.482</text:p>
          </table:table-cell>
          <table:table-cell table:style-name="ce11" table:formula="oooc:=[.D33]/[.D28]" office:value-type="float" office:value="2.48195475233835">
            <text:p>2.482</text:p>
          </table:table-cell>
          <table:table-cell table:style-name="ce11" table:formula="oooc:=[.E33]/[.E28]" office:value-type="float" office:value="2.46968481368804">
            <text:p>2.470</text:p>
          </table:table-cell>
          <table:table-cell table:style-name="ce11" table:formula="oooc:=[.F33]/[.F28]" office:value-type="float" office:value="2.45741487503773">
            <text:p>2.457</text:p>
          </table:table-cell>
          <table:table-cell table:style-name="ce11" table:formula="oooc:=[.G33]/[.G28]" office:value-type="float" office:value="2.44514493638743">
            <text:p>2.445</text:p>
          </table:table-cell>
          <table:table-cell table:style-name="ce11" table:formula="oooc:=[.H33]/[.H28]" office:value-type="float" office:value="2.43287499773712">
            <text:p>2.433</text:p>
          </table:table-cell>
          <table:table-cell table:style-name="ce11" table:formula="oooc:=[.I33]/[.I28]" office:value-type="float" office:value="2.40833512043651">
            <text:p>2.408</text:p>
          </table:table-cell>
          <table:table-cell table:style-name="ce11" table:formula="oooc:=[.J33]/[.J28]" office:value-type="float" office:value="2.38379524313589">
            <text:p>2.384</text:p>
          </table:table-cell>
          <table:table-cell table:style-name="ce11" table:formula="oooc:=[.K33]/[.K28]" office:value-type="float" office:value="2.55670935356534">
            <text:p>2.557</text:p>
          </table:table-cell>
          <table:table-cell table:style-name="ce11" table:formula="oooc:=[.L33]/[.L28]" office:value-type="float" office:value="2.46468481368804">
            <text:p>2.465</text:p>
          </table:table-cell>
          <table:table-cell table:style-name="ce11" table:formula="oooc:=[.M33]/[.M28]" office:value-type="float" office:value="2.43400996706227">
            <text:p>2.434</text:p>
          </table:table-cell>
          <table:table-cell table:style-name="ce11" table:formula="oooc:=[.N33]/[.N28]" office:value-type="float" office:value="2.50540567258375">
            <text:p>2.505</text:p>
          </table:table-cell>
          <table:table-cell table:style-name="ce11" table:formula="oooc:=[.O33]/[.O28]" office:value-type="float" office:value="2.46859585663283">
            <text:p>2.469</text:p>
          </table:table-cell>
          <table:table-cell table:style-name="ce11" table:formula="oooc:=[.P33]/[.P28]" office:value-type="float" office:value="2.42565107135675">
            <text:p>2.426</text:p>
          </table:table-cell>
          <table:table-cell table:number-columns-repeated="240"/>
        </table:table-row>
        <table:table-row table:style-name="ro1">
          <table:table-cell table:style-name="ce4" office:value-type="string">
            <text:p>Lower (n)</text:p>
          </table:table-cell>
          <table:table-cell table:style-name="ce11" table:formula="oooc:=[.B46]-SQRT(([.B46]-[.B47])^2+([.B52]-[.B53])^2+([.B58]-[.B59])^2)" office:value-type="float" office:value="2.47034237097369">
            <text:p>2.470</text:p>
          </table:table-cell>
          <table:table-cell table:style-name="ce11" table:formula="oooc:=[.C46]-SQRT(([.C46]-[.C47])^2+([.C52]-[.C53])^2+([.C58]-[.C59])^2)" office:value-type="float" office:value="2.45802059331804">
            <text:p>2.458</text:p>
          </table:table-cell>
          <table:table-cell table:style-name="ce11" table:formula="oooc:=[.D46]-SQRT(([.D46]-[.D47])^2+([.D52]-[.D53])^2+([.D58]-[.D59])^2)" office:value-type="float" office:value="2.45759536235956">
            <text:p>2.458</text:p>
          </table:table-cell>
          <table:table-cell table:style-name="ce11" table:formula="oooc:=[.E46]-SQRT(([.E46]-[.E47])^2+([.E52]-[.E53])^2+([.E58]-[.E59])^2)" office:value-type="float" office:value="2.44428030286062">
            <text:p>2.444</text:p>
          </table:table-cell>
          <table:table-cell table:style-name="ce11" table:formula="oooc:=[.F46]-SQRT(([.F46]-[.F47])^2+([.F52]-[.F53])^2+([.F58]-[.F59])^2)" office:value-type="float" office:value="2.42992751336682">
            <text:p>2.430</text:p>
          </table:table-cell>
          <table:table-cell table:style-name="ce11" table:formula="oooc:=[.G46]-SQRT(([.G46]-[.G47])^2+([.G52]-[.G53])^2+([.G58]-[.G59])^2)" office:value-type="float" office:value="2.41426074668137">
            <text:p>2.414</text:p>
          </table:table-cell>
          <table:table-cell table:style-name="ce11" table:formula="oooc:=[.H46]-SQRT(([.H46]-[.H47])^2+([.H52]-[.H53])^2+([.H58]-[.H59])^2)" office:value-type="float" office:value="2.39716735556586">
            <text:p>2.397</text:p>
          </table:table-cell>
          <table:table-cell table:style-name="ce11" table:formula="oooc:=[.I46]-SQRT(([.I46]-[.I47])^2+([.I52]-[.I53])^2+([.I58]-[.I59])^2)" office:value-type="float" office:value="2.36657752423461">
            <text:p>2.367</text:p>
          </table:table-cell>
          <table:table-cell table:style-name="ce11" table:formula="oooc:=[.J46]-SQRT(([.J46]-[.J47])^2+([.J52]-[.J53])^2+([.J58]-[.J59])^2)" office:value-type="float" office:value="2.33478182807441">
            <text:p>2.335</text:p>
          </table:table-cell>
          <table:table-cell table:style-name="ce11" table:formula="oooc:=[.K46]-SQRT(([.K46]-[.K47])^2+([.K52]-[.K53])^2+([.K58]-[.K59])^2)" office:value-type="float" office:value="2.53247800259171">
            <text:p>2.532</text:p>
          </table:table-cell>
          <table:table-cell table:style-name="ce11" table:formula="oooc:=[.L46]-SQRT(([.L46]-[.L47])^2+([.L52]-[.L53])^2+([.L58]-[.L59])^2)" office:value-type="float" office:value="2.43715256204032">
            <text:p>2.437</text:p>
          </table:table-cell>
          <table:table-cell table:style-name="ce11" table:formula="oooc:=[.M46]-SQRT(([.M46]-[.M47])^2+([.M52]-[.M53])^2+([.M58]-[.M59])^2)" office:value-type="float" office:value="2.39527136546827">
            <text:p>2.395</text:p>
          </table:table-cell>
          <table:table-cell table:style-name="ce11" table:formula="oooc:=[.N46]-SQRT(([.N46]-[.N47])^2+([.N52]-[.N53])^2+([.N58]-[.N59])^2)" office:value-type="float" office:value="2.4814798185106">
            <text:p>2.481</text:p>
          </table:table-cell>
          <table:table-cell table:style-name="ce11" table:formula="oooc:=[.O46]-SQRT(([.O46]-[.O47])^2+([.O52]-[.O53])^2+([.O58]-[.O59])^2)" office:value-type="float" office:value="2.44103943080094">
            <text:p>2.441</text:p>
          </table:table-cell>
          <table:table-cell table:style-name="ce11" table:formula="oooc:=[.P46]-SQRT(([.P46]-[.P47])^2+([.P52]-[.P53])^2+([.P58]-[.P59])^2)" office:value-type="float" office:value="2.37589750342235">
            <text:p>2.376</text:p>
          </table:table-cell>
          <table:table-cell table:number-columns-repeated="240"/>
        </table:table-row>
        <table:table-row table:style-name="ro1">
          <table:table-cell table:style-name="ce4" office:value-type="string">
            <text:p>Upper (n)</text:p>
          </table:table-cell>
          <table:table-cell table:style-name="ce11" table:formula="oooc:=SQRT(([.B46]-[.B48])^2+([.B52]-[.B54])^2+([.B60]-[.B58])^2)+[.B46]" office:value-type="float" office:value="2.51822702355649">
            <text:p>2.518</text:p>
          </table:table-cell>
          <table:table-cell table:style-name="ce11" table:formula="oooc:=SQRT(([.C46]-[.C48])^2+([.C52]-[.C54])^2+([.C60]-[.C58])^2)+[.C46]" office:value-type="float" office:value="2.50600787027394">
            <text:p>2.506</text:p>
          </table:table-cell>
          <table:table-cell table:style-name="ce11" table:formula="oooc:=SQRT(([.D46]-[.D48])^2+([.D52]-[.D54])^2+([.D60]-[.D58])^2)+[.D46]" office:value-type="float" office:value="2.50643494938723">
            <text:p>2.506</text:p>
          </table:table-cell>
          <table:table-cell table:style-name="ce11" table:formula="oooc:=SQRT(([.E46]-[.E48])^2+([.E52]-[.E54])^2+([.E60]-[.E58])^2)+[.E46]" office:value-type="float" office:value="2.49522286303364">
            <text:p>2.495</text:p>
          </table:table-cell>
          <table:table-cell table:style-name="ce11" table:formula="oooc:=SQRT(([.F46]-[.F48])^2+([.F52]-[.F54])^2+([.F60]-[.F58])^2)+[.F46]" office:value-type="float" office:value="2.48508341169505">
            <text:p>2.485</text:p>
          </table:table-cell>
          <table:table-cell table:style-name="ce11" table:formula="oooc:=SQRT(([.G46]-[.G48])^2+([.G52]-[.G54])^2+([.G60]-[.G58])^2)+[.G46]" office:value-type="float" office:value="2.47632838899801">
            <text:p>2.476</text:p>
          </table:table-cell>
          <table:table-cell table:style-name="ce11" table:formula="oooc:=SQRT(([.H46]-[.H48])^2+([.H52]-[.H54])^2+([.H60]-[.H58])^2)+[.H46]" office:value-type="float" office:value="2.46911157401914">
            <text:p>2.469</text:p>
          </table:table-cell>
          <table:table-cell table:style-name="ce11" table:formula="oooc:=SQRT(([.I46]-[.I48])^2+([.I52]-[.I54])^2+([.I60]-[.I58])^2)+[.I46]" office:value-type="float" office:value="2.45099913584997">
            <text:p>2.451</text:p>
          </table:table-cell>
          <table:table-cell table:style-name="ce11" table:formula="oooc:=SQRT(([.J46]-[.J48])^2+([.J52]-[.J54])^2+([.J60]-[.J58])^2)+[.J46]" office:value-type="float" office:value="2.43428231157953">
            <text:p>2.434</text:p>
          </table:table-cell>
          <table:table-cell table:style-name="ce11" table:formula="oooc:=SQRT(([.K46]-[.K48])^2+([.K52]-[.K54])^2+([.K60]-[.K58])^2)+[.K46]" office:value-type="float" office:value="2.58106537818528">
            <text:p>2.581</text:p>
          </table:table-cell>
          <table:table-cell table:style-name="ce11" table:formula="oooc:=SQRT(([.L46]-[.L48])^2+([.L52]-[.L54])^2+([.L60]-[.L58])^2)+[.L46]" office:value-type="float" office:value="2.4923990151479">
            <text:p>2.492</text:p>
          </table:table-cell>
          <table:table-cell table:style-name="ce11" table:formula="oooc:=SQRT(([.M46]-[.M48])^2+([.M52]-[.M54])^2+([.M60]-[.M58])^2)+[.M46]" office:value-type="float" office:value="2.47344977057362">
            <text:p>2.473</text:p>
          </table:table-cell>
          <table:table-cell table:style-name="ce11" table:formula="oooc:=SQRT(([.N46]-[.N48])^2+([.N52]-[.N54])^2+([.N60]-[.N58])^2)+[.N46]" office:value-type="float" office:value="2.52945239565703">
            <text:p>2.529</text:p>
          </table:table-cell>
          <table:table-cell table:style-name="ce11" table:formula="oooc:=SQRT(([.O46]-[.O48])^2+([.O52]-[.O54])^2+([.O60]-[.O58])^2)+[.O46]" office:value-type="float" office:value="2.49633464921023">
            <text:p>2.496</text:p>
          </table:table-cell>
          <table:table-cell table:style-name="ce11" table:formula="oooc:=SQRT(([.P46]-[.P48])^2+([.P52]-[.P54])^2+([.P60]-[.P58])^2)+[.P46]" office:value-type="float" office:value="2.47690769166628">
            <text:p>2.477</text:p>
          </table:table-cell>
          <table:table-cell table:number-columns-repeated="240"/>
        </table:table-row>
        <table:table-row table:style-name="ro1">
          <table:table-cell table:number-columns-repeated="4"/>
          <table:table-cell table:style-name="ce9" table:number-columns-repeated="12"/>
          <table:table-cell table:number-columns-repeated="240"/>
        </table:table-row>
        <table:table-row table:style-name="ro1">
          <table:table-cell office:value-type="string">
            <text:p>Extrapolate to get the distance of T13</text:p>
          </table:table-cell>
          <table:table-cell table:number-columns-repeated="3"/>
          <table:table-cell table:style-name="ce9" table:number-columns-repeated="12"/>
          <table:table-cell table:number-columns-repeated="240"/>
        </table:table-row>
        <table:table-row table:style-name="ro1">
          <table:table-cell table:style-name="ce5" office:value-type="string">
            <text:p>Middle (ft)</text:p>
          </table:table-cell>
          <table:table-cell table:style-name="ce12" table:formula="oooc:=[.B25]/[.B66]" office:value-type="float" office:value="545.039184243403">
            <text:p>545.039</text:p>
          </table:table-cell>
          <table:table-cell table:style-name="ce12" table:formula="oooc:=[.C25]/[.C66]" office:value-type="float" office:value="547.330764034421">
            <text:p>547.331</text:p>
          </table:table-cell>
          <table:table-cell table:style-name="ce12" table:formula="oooc:=[.D25]/[.D66]" office:value-type="float" office:value="546.927855802892">
            <text:p>546.928</text:p>
          </table:table-cell>
          <table:table-cell table:style-name="ce12" table:formula="oooc:=[.E25]/[.E66]" office:value-type="float" office:value="548.835294035794">
            <text:p>548.835</text:p>
          </table:table-cell>
          <table:table-cell table:style-name="ce12" table:formula="oooc:=[.F25]/[.F66]" office:value-type="float" office:value="550.761780049626">
            <text:p>550.762</text:p>
          </table:table-cell>
          <table:table-cell table:style-name="ce12" table:formula="oooc:=[.G25]/[.G66]" office:value-type="float" office:value="552.707600594387">
            <text:p>552.708</text:p>
          </table:table-cell>
          <table:table-cell table:style-name="ce12" table:formula="oooc:=[.H25]/[.H66]" office:value-type="float" office:value="554.673048204848">
            <text:p>554.673</text:p>
          </table:table-cell>
          <table:table-cell table:style-name="ce12" table:formula="oooc:=[.I25]/[.I66]" office:value-type="float" office:value="559.494473780704">
            <text:p>559.494</text:p>
          </table:table-cell>
          <table:table-cell table:style-name="ce12" table:formula="oooc:=[.J25]/[.J66]" office:value-type="float" office:value="565.254165506109">
            <text:p>565.254</text:p>
          </table:table-cell>
          <table:table-cell table:style-name="ce12" table:formula="oooc:=[.K25]/[.K66]" office:value-type="float" office:value="530.226554303395">
            <text:p>530.227</text:p>
          </table:table-cell>
          <table:table-cell table:style-name="ce12" table:formula="oooc:=[.L25]/[.L66]" office:value-type="float" office:value="547.589364530826">
            <text:p>547.589</text:p>
          </table:table-cell>
          <table:table-cell table:style-name="ce12" table:formula="oooc:=[.M25]/[.M66]" office:value-type="float" office:value="552.84703395045">
            <text:p>552.847</text:p>
          </table:table-cell>
          <table:table-cell table:style-name="ce12" table:formula="oooc:=[.N25]/[.N66]" office:value-type="float" office:value="543.334241553135">
            <text:p>543.334</text:p>
          </table:table-cell>
          <table:table-cell table:style-name="ce12" table:formula="oooc:=[.O25]/[.O66]" office:value-type="float" office:value="550.220761023597">
            <text:p>550.221</text:p>
          </table:table-cell>
          <table:table-cell table:style-name="ce12" table:formula="oooc:=[.P25]/[.P66]" office:value-type="float" office:value="557.076286384586">
            <text:p>557.076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Lower (ft)</text:p>
          </table:table-cell>
          <table:table-cell table:style-name="ce12" table:formula="oooc:=[.B25]/[.B67]" office:value-type="float" office:value="550.308413469175">
            <text:p>550.308</text:p>
          </table:table-cell>
          <table:table-cell table:style-name="ce12" table:formula="oooc:=[.C25]/[.C67]" office:value-type="float" office:value="552.660215536461">
            <text:p>552.660</text:p>
          </table:table-cell>
          <table:table-cell table:style-name="ce12" table:formula="oooc:=[.D25]/[.D67]" office:value-type="float" office:value="552.348939002274">
            <text:p>552.349</text:p>
          </table:table-cell>
          <table:table-cell table:style-name="ce12" table:formula="oooc:=[.E25]/[.E67]" office:value-type="float" office:value="554.539587505525">
            <text:p>554.540</text:p>
          </table:table-cell>
          <table:table-cell table:style-name="ce12" table:formula="oooc:=[.F25]/[.F67]" office:value-type="float" office:value="556.992002210353">
            <text:p>556.992</text:p>
          </table:table-cell>
          <table:table-cell table:style-name="ce12" table:formula="oooc:=[.G25]/[.G67]" office:value-type="float" office:value="559.778057425615">
            <text:p>559.778</text:p>
          </table:table-cell>
          <table:table-cell table:style-name="ce12" table:formula="oooc:=[.H25]/[.H67]" office:value-type="float" office:value="562.93532771627">
            <text:p>562.935</text:p>
          </table:table-cell>
          <table:table-cell table:style-name="ce12" table:formula="oooc:=[.I25]/[.I67]" office:value-type="float" office:value="569.36659674058">
            <text:p>569.367</text:p>
          </table:table-cell>
          <table:table-cell table:style-name="ce12" table:formula="oooc:=[.J25]/[.J67]" office:value-type="float" office:value="577.12038645063">
            <text:p>577.120</text:p>
          </table:table-cell>
          <table:table-cell table:style-name="ce12" table:formula="oooc:=[.K25]/[.K67]" office:value-type="float" office:value="535.299887899862">
            <text:p>535.300</text:p>
          </table:table-cell>
          <table:table-cell table:style-name="ce12" table:formula="oooc:=[.L25]/[.L67]" office:value-type="float" office:value="553.775422974067">
            <text:p>553.775</text:p>
          </table:table-cell>
          <table:table-cell table:style-name="ce12" table:formula="oooc:=[.M25]/[.M67]" office:value-type="float" office:value="561.788200825898">
            <text:p>561.788</text:p>
          </table:table-cell>
          <table:table-cell table:style-name="ce12" table:formula="oooc:=[.N25]/[.N67]" office:value-type="float" office:value="548.572944555825">
            <text:p>548.573</text:p>
          </table:table-cell>
          <table:table-cell table:style-name="ce12" table:formula="oooc:=[.O25]/[.O67]" office:value-type="float" office:value="556.432097637416">
            <text:p>556.432</text:p>
          </table:table-cell>
          <table:table-cell table:style-name="ce12" table:formula="oooc:=[.P25]/[.P67]" office:value-type="float" office:value="568.741997055756">
            <text:p>568.742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Upper (ft)</text:p>
          </table:table-cell>
          <table:table-cell table:style-name="ce12" table:formula="oooc:=[.B25]/[.B68]" office:value-type="float" office:value="539.844175358049">
            <text:p>539.844</text:p>
          </table:table-cell>
          <table:table-cell table:style-name="ce12" table:formula="oooc:=[.C25]/[.C68]" office:value-type="float" office:value="542.077384117599">
            <text:p>542.077</text:p>
          </table:table-cell>
          <table:table-cell table:style-name="ce12" table:formula="oooc:=[.D25]/[.D68]" office:value-type="float" office:value="541.586044843524">
            <text:p>541.586</text:p>
          </table:table-cell>
          <table:table-cell table:style-name="ce12" table:formula="oooc:=[.E25]/[.E68]" office:value-type="float" office:value="543.218087240625">
            <text:p>543.218</text:p>
          </table:table-cell>
          <table:table-cell table:style-name="ce12" table:formula="oooc:=[.F25]/[.F68]" office:value-type="float" office:value="544.629683062845">
            <text:p>544.630</text:p>
          </table:table-cell>
          <table:table-cell table:style-name="ce12" table:formula="oooc:=[.G25]/[.G68]" office:value-type="float" office:value="545.747565993476">
            <text:p>545.748</text:p>
          </table:table-cell>
          <table:table-cell table:style-name="ce12" table:formula="oooc:=[.H25]/[.H68]" office:value-type="float" office:value="546.532690177147">
            <text:p>546.533</text:p>
          </table:table-cell>
          <table:table-cell table:style-name="ce12" table:formula="oooc:=[.I25]/[.I68]" office:value-type="float" office:value="549.755473670917">
            <text:p>549.755</text:p>
          </table:table-cell>
          <table:table-cell table:style-name="ce12" table:formula="oooc:=[.J25]/[.J68]" office:value-type="float" office:value="553.530781736607">
            <text:p>553.531</text:p>
          </table:table-cell>
          <table:table-cell table:style-name="ce12" table:formula="oooc:=[.K25]/[.K68]" office:value-type="float" office:value="525.223112267441">
            <text:p>525.223</text:p>
          </table:table-cell>
          <table:table-cell table:style-name="ce12" table:formula="oooc:=[.L25]/[.L68]" office:value-type="float" office:value="541.500451048815">
            <text:p>541.500</text:p>
          </table:table-cell>
          <table:table-cell table:style-name="ce12" table:formula="oooc:=[.M25]/[.M68]" office:value-type="float" office:value="544.03174339948">
            <text:p>544.032</text:p>
          </table:table-cell>
          <table:table-cell table:style-name="ce12" table:formula="oooc:=[.N25]/[.N68]" office:value-type="float" office:value="538.168930648176">
            <text:p>538.169</text:p>
          </table:table-cell>
          <table:table-cell table:style-name="ce12" table:formula="oooc:=[.O25]/[.O68]" office:value-type="float" office:value="544.106813293613">
            <text:p>544.107</text:p>
          </table:table-cell>
          <table:table-cell table:style-name="ce12" table:formula="oooc:=[.P25]/[.P68]" office:value-type="float" office:value="545.548263846351">
            <text:p>545.548</text:p>
          </table:table-cell>
          <table:table-cell table:number-columns-repeated="240"/>
        </table:table-row>
        <table:table-row table:style-name="ro1">
          <table:table-cell office:value-type="string">
            <text:p>Fractional change upper</text:p>
          </table:table-cell>
          <table:table-cell table:formula="oooc:=1-[.B73]/[.B71]" office:value-type="float" office:value="0.00953144110650594">
            <text:p>0.010</text:p>
          </table:table-cell>
          <table:table-cell table:formula="oooc:=1-[.C73]/[.C71]" office:value-type="float" office:value="0.009598181322934">
            <text:p>0.010</text:p>
          </table:table-cell>
          <table:table-cell table:formula="oooc:=1-[.D73]/[.D71]" office:value-type="float" office:value="0.0097669389165167">
            <text:p>0.010</text:p>
          </table:table-cell>
          <table:table-cell table:style-name="ce9" table:formula="oooc:=1-[.E73]/[.E71]" office:value-type="float" office:value="0.0102347769106902">
            <text:p>0.010</text:p>
          </table:table-cell>
          <table:table-cell table:style-name="ce9" table:formula="oooc:=1-[.F73]/[.F71]" office:value-type="float" office:value="0.0111338462633125">
            <text:p>0.011</text:p>
          </table:table-cell>
          <table:table-cell table:style-name="ce9" table:formula="oooc:=1-[.G73]/[.G71]" office:value-type="float" office:value="0.0125926160476644">
            <text:p>0.013</text:p>
          </table:table-cell>
          <table:table-cell table:style-name="ce9" table:formula="oooc:=1-[.H73]/[.H71]" office:value-type="float" office:value="0.0146759574023778">
            <text:p>0.015</text:p>
          </table:table-cell>
          <table:table-cell table:style-name="ce9" table:formula="oooc:=1-[.I73]/[.I71]" office:value-type="float" office:value="0.0174067851715792">
            <text:p>0.017</text:p>
          </table:table-cell>
          <table:table-cell table:style-name="ce9" table:formula="oooc:=1-[.J73]/[.J71]" office:value-type="float" office:value="0.0207400218961771">
            <text:p>0.021</text:p>
          </table:table-cell>
          <table:table-cell table:style-name="ce9" table:formula="oooc:=1-[.K73]/[.K71]" office:value-type="float" office:value="0.00943642296928693">
            <text:p>0.009</text:p>
          </table:table-cell>
          <table:table-cell table:style-name="ce9" table:formula="oooc:=1-[.L73]/[.L71]" office:value-type="float" office:value="0.0111194882085193">
            <text:p>0.011</text:p>
          </table:table-cell>
          <table:table-cell table:style-name="ce9" table:formula="oooc:=1-[.M73]/[.M71]" office:value-type="float" office:value="0.0159452615454572">
            <text:p>0.016</text:p>
          </table:table-cell>
          <table:table-cell table:style-name="ce9" table:formula="oooc:=1-[.N73]/[.N71]" office:value-type="float" office:value="0.00950669129593895">
            <text:p>0.010</text:p>
          </table:table-cell>
          <table:table-cell table:style-name="ce9" table:formula="oooc:=1-[.O73]/[.O71]" office:value-type="float" office:value="0.0111118085013902">
            <text:p>0.011</text:p>
          </table:table-cell>
          <table:table-cell table:style-name="ce9" table:formula="oooc:=1-[.P73]/[.P71]" office:value-type="float" office:value="0.0206937951228399">
            <text:p>0.021</text:p>
          </table:table-cell>
          <table:table-cell table:number-columns-repeated="240"/>
        </table:table-row>
        <table:table-row table:style-name="ro1">
          <table:table-cell office:value-type="string">
            <text:p>Fractional change lower</text:p>
          </table:table-cell>
          <table:table-cell table:formula="oooc:=([.B72]-[.B71])/[.B71]" office:value-type="float" office:value="0.0096676154267444">
            <text:p>0.010</text:p>
          </table:table-cell>
          <table:table-cell table:formula="oooc:=([.C72]-[.C71])/[.C71]" office:value-type="float" office:value="0.00973716781924729">
            <text:p>0.010</text:p>
          </table:table-cell>
          <table:table-cell table:formula="oooc:=([.D72]-[.D71])/[.D71]" office:value-type="float" office:value="0.00991187986105375">
            <text:p>0.010</text:p>
          </table:table-cell>
          <table:table-cell table:style-name="ce9" table:formula="oooc:=([.E72]-[.E71])/[.E71]" office:value-type="float" office:value="0.0103934523375591">
            <text:p>0.010</text:p>
          </table:table-cell>
          <table:table-cell table:style-name="ce9" table:formula="oooc:=([.F72]-[.F71])/[.F71]" office:value-type="float" office:value="0.0113120089054948">
            <text:p>0.011</text:p>
          </table:table-cell>
          <table:table-cell table:style-name="ce9" table:formula="oooc:=([.G72]-[.G71])/[.G71]" office:value-type="float" office:value="0.0127924002196161">
            <text:p>0.013</text:p>
          </table:table-cell>
          <table:table-cell table:style-name="ce9" table:formula="oooc:=([.H72]-[.H71])/[.H71]" office:value-type="float" office:value="0.0148957652407342">
            <text:p>0.015</text:p>
          </table:table-cell>
          <table:table-cell table:style-name="ce9" table:formula="oooc:=([.I72]-[.I71])/[.I71]" office:value-type="float" office:value="0.0176447193359523">
            <text:p>0.018</text:p>
          </table:table-cell>
          <table:table-cell table:style-name="ce9" table:formula="oooc:=([.J72]-[.J71])/[.J71]" office:value-type="float" office:value="0.0209927173803243">
            <text:p>0.021</text:p>
          </table:table-cell>
          <table:table-cell table:style-name="ce9" table:formula="oooc:=([.K72]-[.K71])/[.K71]" office:value-type="float" office:value="0.00956823749261794">
            <text:p>0.010</text:p>
          </table:table-cell>
          <table:table-cell table:style-name="ce9" table:formula="oooc:=([.L72]-[.L71])/[.L71]" office:value-type="float" office:value="0.0112968929711429">
            <text:p>0.011</text:p>
          </table:table-cell>
          <table:table-cell table:style-name="ce9" table:formula="oooc:=([.M72]-[.M71])/[.M71]" office:value-type="float" office:value="0.0161729489829347">
            <text:p>0.016</text:p>
          </table:table-cell>
          <table:table-cell table:style-name="ce9" table:formula="oooc:=([.N72]-[.N71])/[.N71]" office:value-type="float" office:value="0.00964176855063442">
            <text:p>0.010</text:p>
          </table:table-cell>
          <table:table-cell table:style-name="ce9" table:formula="oooc:=([.O72]-[.O71])/[.O71]" office:value-type="float" office:value="0.0112888081545025">
            <text:p>0.011</text:p>
          </table:table-cell>
          <table:table-cell table:style-name="ce9" table:formula="oooc:=([.P72]-[.P71])/[.P71]" office:value-type="float" office:value="0.0209409572015354">
            <text:p>0.021</text:p>
          </table:table-cell>
          <table:table-cell table:number-columns-repeated="240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1">
          <table:table-cell office:value-type="string">
            <text:p>Other Uncertainties:</text:p>
          </table:table-cell>
          <table:table-cell table:style-name="Default" table:number-columns-repeated="3"/>
          <table:table-cell table:number-columns-repeated="252"/>
        </table:table-row>
        <table:table-row table:style-name="ro1">
          <table:table-cell table:style-name="ce6" office:value-type="string">
            <text:p>Variation from adjacent holes:</text:p>
          </table:table-cell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ce7" office:value-type="string">
            <text:p>Atten length at 250 mhz</text:p>
          </table:table-cell>
          <table:table-cell table:style-name="Default" office:value-type="float" office:value="78.8071">
            <text:p>78.81</text:p>
          </table:table-cell>
          <table:table-cell table:style-name="Default" office:value-type="float" office:value="75.2729">
            <text:p>75.27</text:p>
          </table:table-cell>
          <table:table-cell table:style-name="Default" office:value-type="float" office:value="74.952">
            <text:p>74.95</text:p>
          </table:table-cell>
          <table:table-cell office:value-type="float" office:value="84.8015">
            <text:p>84.8</text:p>
          </table:table-cell>
          <table:table-cell office:value-type="float" office:value="86.8861">
            <text:p>86.89</text:p>
          </table:table-cell>
          <table:table-cell office:value-type="float" office:value="92.2116">
            <text:p>92.21</text:p>
          </table:table-cell>
          <table:table-cell office:value-type="float" office:value="125.915">
            <text:p>125.92</text:p>
          </table:table-cell>
          <table:table-cell office:value-type="float" office:value="101.709">
            <text:p>101.71</text:p>
          </table:table-cell>
          <table:table-cell office:value-type="float" office:value="61.6309">
            <text:p>61.63</text:p>
          </table:table-cell>
          <table:table-cell table:number-columns-repeated="246"/>
        </table:table-row>
        <table:table-row table:style-name="ro1">
          <table:table-cell office:value-type="string">
            <text:p>Transfer to feet</text:p>
          </table:table-cell>
          <table:table-cell table:style-name="Default" table:formula="oooc:=[.B79]/0.3048" office:value-type="float" office:value="258.553477690289">
            <text:p>258.55</text:p>
          </table:table-cell>
          <table:table-cell table:style-name="Default" table:formula="oooc:=[.C79]/0.3048" office:value-type="float" office:value="246.958333333333">
            <text:p>246.96</text:p>
          </table:table-cell>
          <table:table-cell table:style-name="Default" table:formula="oooc:=[.D79]/0.3048" office:value-type="float" office:value="245.905511811024">
            <text:p>245.91</text:p>
          </table:table-cell>
          <table:table-cell table:formula="oooc:=[.E79]/0.3048" office:value-type="float" office:value="278.220144356955">
            <text:p>278.22</text:p>
          </table:table-cell>
          <table:table-cell table:formula="oooc:=[.F79]/0.3048" office:value-type="float" office:value="285.0593832021">
            <text:p>285.06</text:p>
          </table:table-cell>
          <table:table-cell table:formula="oooc:=[.G79]/0.3048" office:value-type="float" office:value="302.531496062992">
            <text:p>302.53</text:p>
          </table:table-cell>
          <table:table-cell table:formula="oooc:=[.H79]/0.3048" office:value-type="float" office:value="413.106955380577">
            <text:p>413.11</text:p>
          </table:table-cell>
          <table:table-cell table:formula="oooc:=[.I79]/0.3048" office:value-type="float" office:value="333.69094488189">
            <text:p>333.69</text:p>
          </table:table-cell>
          <table:table-cell table:formula="oooc:=[.J79]/0.3048" office:value-type="float" office:value="202.201115485564">
            <text:p>202.2</text:p>
          </table:table-cell>
          <table:table-cell table:number-columns-repeated="2"/>
          <table:table-cell table:formula="oooc:=SUM([.B80:.J80])/9" office:value-type="float" office:value="285.136373578303">
            <text:p>285.14</text:p>
          </table:table-cell>
          <table:table-cell office:value-type="string">
            <text:p>(Note: done differently than for other depths)</text:p>
          </table:table-cell>
          <table:table-cell table:number-columns-repeated="242"/>
        </table:table-row>
        <table:table-row table:style-name="ro2">
          <table:table-cell office:value-type="string">
            <text:p>log(Atten length) pct change</text:p>
          </table:table-cell>
          <table:table-cell table:style-name="Default" table:formula="oooc:=ABS([.C80]-[.B80])/[.B80]" office:value-type="float" office:value="0.044846213095013">
            <text:p>0.04</text:p>
          </table:table-cell>
          <table:table-cell table:formula="oooc:=ABS([.D80]-[.C80])/[.C80]" office:value-type="float" office:value="0.00426315446860696">
            <text:p>0.004</text:p>
          </table:table-cell>
          <table:table-cell table:style-name="Default" table:formula="oooc:=ABS([.E80]-[.D80])/[.D80]" office:value-type="float" office:value="0.131410769559184">
            <text:p>0.13</text:p>
          </table:table-cell>
          <table:table-cell table:formula="oooc:=ABS([.F80]-[.E80])/[.E80]" office:value-type="float" office:value="0.0245821123447108">
            <text:p>0.02</text:p>
          </table:table-cell>
          <table:table-cell table:formula="oooc:=ABS([.G80]-[.F80])/[.F80]" office:value-type="float" office:value="0.0612928880453837">
            <text:p>0.06</text:p>
          </table:table-cell>
          <table:table-cell table:formula="oooc:=ABS([.H80]-[.G80])/[.G80]" office:value-type="float" office:value="0.36550065284628">
            <text:p>0.37</text:p>
          </table:table-cell>
          <table:table-cell table:formula="oooc:=ABS([.I80]-[.H80])/[.H80]" office:value-type="float" office:value="0.192240797363301">
            <text:p>0.19</text:p>
          </table:table-cell>
          <table:table-cell table:formula="oooc:=ABS([.J80]-[.I80])/[.I80]" office:value-type="float" office:value="0.394046741193012">
            <text:p>0.39</text:p>
          </table:table-cell>
          <table:table-cell table:formula="oooc:=ABS([.I80]-[.J80])/[.J80]" office:value-type="float" office:value="0.650292304671845">
            <text:p>0.65</text:p>
          </table:table-cell>
          <table:table-cell table:number-columns-repeated="246"/>
        </table:table-row>
        <table:table-row table:style-name="ro1">
          <table:table-cell office:value-type="string">
            <text:p>Typical (avg) change</text:p>
          </table:table-cell>
          <table:table-cell table:style-name="Default" table:formula="oooc:=SUM([.B81:.J81])/9" office:value-type="float" office:value="0.207608403731926">
            <text:p>0.21</text:p>
          </table:table-cell>
          <table:table-cell table:style-name="Default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1">
          <table:table-cell table:style-name="ce6" office:value-type="string">
            <text:p>Variation from waveform sampling:</text:p>
          </table:table-cell>
          <table:table-cell table:style-name="Default" table:number-columns-repeated="2"/>
          <table:table-cell table:style-name="Default" office:value-type="string">
            <text:p>Pct change in voltage</text:p>
          </table:table-cell>
          <table:table-cell table:number-columns-repeated="252"/>
        </table:table-row>
        <table:table-row table:style-name="ro1">
          <table:table-cell office:value-type="string">
            <text:p>10' two different averages</text:p>
          </table:table-cell>
          <table:table-cell office:value-type="float" office:value="0.1765">
            <text:p>0.177</text:p>
          </table:table-cell>
          <table:table-cell office:value-type="float" office:value="0.1866">
            <text:p>0.187</text:p>
          </table:table-cell>
          <table:table-cell table:formula="oooc:=([.C85]-[.B85])/[.C85]" office:value-type="float" office:value="0.0541264737406216">
            <text:p>0.054</text:p>
          </table:table-cell>
          <table:table-cell table:number-columns-repeated="252"/>
        </table:table-row>
        <table:table-row table:style-name="ro1">
          <table:table-cell office:value-type="string">
            <text:p>20' two different averages</text:p>
          </table:table-cell>
          <table:table-cell office:value-type="float" office:value="0.2205">
            <text:p>0.221</text:p>
          </table:table-cell>
          <table:table-cell office:value-type="float" office:value="0.2136">
            <text:p>0.214</text:p>
          </table:table-cell>
          <table:table-cell table:formula="oooc:=([.B86]-[.C86])/[.B86]" office:value-type="float" office:value="0.0312925170068027">
            <text:p>0.031</text:p>
          </table:table-cell>
          <table:table-cell table:number-columns-repeated="252"/>
        </table:table-row>
        <table:table-row table:style-name="ro1">
          <table:table-cell office:value-type="string">
            <text:p>30' two different averages</text:p>
          </table:table-cell>
          <table:table-cell office:value-type="float" office:value="0.1862">
            <text:p>0.186</text:p>
          </table:table-cell>
          <table:table-cell office:value-type="float" office:value="0.1651">
            <text:p>0.165</text:p>
          </table:table-cell>
          <table:table-cell table:formula="oooc:=([.B87]-[.C87])/[.B87]" office:value-type="float" office:value="0.113319011815252">
            <text:p>0.113</text:p>
          </table:table-cell>
          <table:table-cell table:number-columns-repeated="252"/>
        </table:table-row>
        <table:table-row table:style-name="ro1">
          <table:table-cell office:value-type="string">
            <text:p>40'</text:p>
          </table:table-cell>
          <table:table-cell office:value-type="float" office:value="0.2414">
            <text:p>0.241</text:p>
          </table:table-cell>
          <table:table-cell office:value-type="float" office:value="0.2576">
            <text:p>0.258</text:p>
          </table:table-cell>
          <table:table-cell table:formula="oooc:=([.C88]-[.B88])/[.C88]" office:value-type="float" office:value="0.0628881987577639">
            <text:p>0.063</text:p>
          </table:table-cell>
          <table:table-cell table:number-columns-repeated="252"/>
        </table:table-row>
        <table:table-row table:style-name="ro1">
          <table:table-cell office:value-type="string">
            <text:p>70' (sample vs avg)</text:p>
          </table:table-cell>
          <table:table-cell office:value-type="float" office:value="0.636">
            <text:p>0.636</text:p>
          </table:table-cell>
          <table:table-cell office:value-type="float" office:value="0.6422">
            <text:p>0.642</text:p>
          </table:table-cell>
          <table:table-cell table:formula="oooc:=([.C89]-[.B89])/[.C89]" office:value-type="float" office:value="0.00965431329803797">
            <text:p>0.010</text:p>
          </table:table-cell>
          <table:table-cell table:number-columns-repeated="252"/>
        </table:table-row>
        <table:table-row table:style-name="ro1">
          <table:table-cell office:value-type="string">
            <text:p>Baby sample vs av</text:p>
          </table:table-cell>
          <table:table-cell office:value-type="float" office:value="0.017">
            <text:p>0.017</text:p>
          </table:table-cell>
          <table:table-cell office:value-type="float" office:value="0.0179">
            <text:p>0.018</text:p>
          </table:table-cell>
          <table:table-cell table:formula="oooc:=([.C90]-[.B90])/[.C90]" office:value-type="float" office:value="0.0502793296089384">
            <text:p>0.050</text:p>
          </table:table-cell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1">
          <table:table-cell office:value-type="string">
            <text:p>Average:</text:p>
          </table:table-cell>
          <table:table-cell table:style-name="Default" table:number-columns-repeated="2"/>
          <table:table-cell table:formula="oooc:=SUM([.D85:.D90])/6" office:value-type="float" office:value="0.0535933073712362">
            <text:p>0.054</text:p>
          </table:table-cell>
          <table:table-cell office:value-type="string">
            <text:p>(Use this for all depths)</text:p>
          </table:table-cell>
          <table:table-cell table:number-columns-repeated="251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1">
          <table:table-cell table:style-name="ce8" office:value-type="string">
            <text:p>Affect of each uncertainty on attenuation length</text:p>
          </table:table-cell>
          <table:table-cell table:style-name="Default" table:number-columns-repeated="3"/>
          <table:table-cell table:number-columns-repeated="252"/>
        </table:table-row>
        <table:table-row table:style-name="ro1">
          <table:table-cell office:value-type="string">
            <text:p>D12</text:p>
          </table:table-cell>
          <table:table-cell table:formula="oooc:=((1+[.B42])*[.B38]-[.B71])/[.B80]/(LN(1+[.B42])+([.B38]-[.B71])/[.B80])-1" office:value-type="float" office:value="0.00152912597517441">
            <text:p>0.002</text:p>
          </table:table-cell>
          <table:table-cell table:formula="oooc:=((1+[.C42])*[.C38]-[.C71])/[.$C80]/(LN(1+[.C42])+([.C38]-[.C71])/[.$C80])-1" office:value-type="float" office:value="0.00134785111337643">
            <text:p>0.001</text:p>
          </table:table-cell>
          <table:table-cell table:formula="oooc:=((1+[.D42])*[.D38]-[.D71])/[.$D80]/(LN(1+[.D42])+([.D38]-[.D71])/[.$D80])-1" office:value-type="float" office:value="0.00138870918652523">
            <text:p>0.001</text:p>
          </table:table-cell>
          <table:table-cell table:style-name="ce9" table:formula="oooc:=((1+[.E42])*[.E38]-[.E71])/[.$E80]/(LN(1+[.E42])+([.E38]-[.E71])/[.$E80])-1" office:value-type="float" office:value="0.00212165237075879">
            <text:p>0.002</text:p>
          </table:table-cell>
          <table:table-cell table:style-name="ce9" table:formula="oooc:=((1+[.F42])*[.F38]-[.F71])/[.$F80]/(LN(1+[.F42])+([.F38]-[.F71])/[.$F80])-1" office:value-type="float" office:value="0.00262116067725437">
            <text:p>0.003</text:p>
          </table:table-cell>
          <table:table-cell table:style-name="ce9" table:formula="oooc:=((1+[.G42])*[.G38]-[.G71])/[.$G80]/(LN(1+[.G42])+([.G38]-[.G71])/[.$G80])-1" office:value-type="float" office:value="0.00364714275949662">
            <text:p>0.004</text:p>
          </table:table-cell>
          <table:table-cell table:style-name="ce9" table:formula="oooc:=((1+[.H42])*[.H38]-[.H71])/[.$H80]/(LN(1+[.H42])+([.H38]-[.H71])/[.$H80])-1" office:value-type="float" office:value="0.00813521323310007">
            <text:p>0.008</text:p>
          </table:table-cell>
          <table:table-cell table:style-name="ce9" table:formula="oooc:=((1+[.I42])*[.I38]-[.I71])/[.$I80]/(LN(1+[.I42])+([.I38]-[.I71])/[.$I80])-1" office:value-type="float" office:value="0.0067745869233955">
            <text:p>0.007</text:p>
          </table:table-cell>
          <table:table-cell table:style-name="ce9" table:formula="oooc:=((1+[.J42])*[.J38]-[.J71])/[.$J80]/(LN(1+[.J42])+([.J38]-[.J71])/[.$J80])-1" office:value-type="float" office:value="0.00181321816125335">
            <text:p>0.002</text:p>
          </table:table-cell>
          <table:table-cell table:style-name="ce9" table:number-columns-repeated="2"/>
          <table:table-cell table:style-name="ce9" table:formula="oooc:=((1+[.M42])*[.M38]-[.M71])/[.$M80]/(LN(1+[.M42])+([.M38]-[.M71])/[.$M80])-1" office:value-type="float" office:value="0.00441072714020763">
            <text:p>0.004</text:p>
          </table:table-cell>
          <table:table-cell table:number-columns-repeated="243"/>
        </table:table-row>
        <table:table-row table:style-name="ro1">
          <table:table-cell office:value-type="string">
            <text:p>D13</text:p>
          </table:table-cell>
          <table:table-cell table:formula="oooc:=((1+[.B74])*[.B38]-[.B71])/[.$B80]/(LN(1+[.B74])+([.B38]-[.B71])/[.$B80])-1" office:value-type="float" office:value="0.00236860884219126">
            <text:p>0.002</text:p>
          </table:table-cell>
          <table:table-cell table:formula="oooc:=((1+[.C74])*[.C38]-[.C71])/[.$C80]/(LN(1+[.C74])+([.C38]-[.C71])/[.$C80])-1" office:value-type="float" office:value="0.00208011225343308">
            <text:p>0.002</text:p>
          </table:table-cell>
          <table:table-cell table:formula="oooc:=((1+[.D74])*[.D38]-[.D71])/[.$D80]/(LN(1+[.D74])+([.D38]-[.D71])/[.$D80])-1" office:value-type="float" office:value="0.00209174586193761">
            <text:p>0.002</text:p>
          </table:table-cell>
          <table:table-cell table:style-name="ce9" table:formula="oooc:=((1+[.E74])*[.E38]-[.E71])/[.$E80]/(LN(1+[.E74])+([.E38]-[.E71])/[.$E80])-1" office:value-type="float" office:value="0.00304118130583553">
            <text:p>0.003</text:p>
          </table:table-cell>
          <table:table-cell table:style-name="ce9" table:formula="oooc:=((1+[.F74])*[.F38]-[.F71])/[.$F80]/(LN(1+[.F74])+([.F38]-[.F71])/[.$F80])-1" office:value-type="float" office:value="0.0034878650634762">
            <text:p>0.003</text:p>
          </table:table-cell>
          <table:table-cell table:style-name="ce9" table:formula="oooc:=((1+[.G74])*[.G38]-[.G71])/[.$G80]/(LN(1+[.G74])+([.G38]-[.G71])/[.$G80])-1" office:value-type="float" office:value="0.00449127147076078">
            <text:p>0.004</text:p>
          </table:table-cell>
          <table:table-cell table:style-name="ce9" table:formula="oooc:=((1+[.H74])*[.H38]-[.H71])/[.$H80]/(LN(1+[.H74])+([.H38]-[.H71])/[.$H80])-1" office:value-type="float" office:value="0.0094035012259388">
            <text:p>0.009</text:p>
          </table:table-cell>
          <table:table-cell table:style-name="ce9" table:formula="oooc:=((1+[.I74])*[.I38]-[.I71])/[.$I80]/(LN(1+[.I74])+([.I38]-[.I71])/[.$I80])-1" office:value-type="float" office:value="0.00747616409057494">
            <text:p>0.007</text:p>
          </table:table-cell>
          <table:table-cell table:style-name="ce9" table:formula="oooc:=((1+[.J74])*[.J38]-[.J71])/[.$J80]/(LN(1+[.J74])+([.J38]-[.J71])/[.$J80])-1" office:value-type="float" office:value="0.00193451205190764">
            <text:p>0.002</text:p>
          </table:table-cell>
          <table:table-cell table:style-name="ce9" table:number-columns-repeated="2"/>
          <table:table-cell table:style-name="ce9" table:formula="oooc:=((1+[.M74])*[.M38]-[.M71])/[.$M80]/(LN(1+[.M74])+([.M38]-[.M71])/[.$M80])-1" office:value-type="float" office:value="0.00496093646911322">
            <text:p>0.005</text:p>
          </table:table-cell>
          <table:table-cell table:number-columns-repeated="243"/>
        </table:table-row>
        <table:table-row table:style-name="ro1">
          <table:table-cell office:value-type="string">
            <text:p>Waveform voltage</text:p>
          </table:table-cell>
          <table:table-cell table:formula="oooc:=1/([.$B80]*LN(1+[.$D$92])/([.B38]-[.B71])+1)-1" office:value-type="float" office:value="0.0366259842329817">
            <text:p>0.037</text:p>
          </table:table-cell>
          <table:table-cell table:formula="oooc:=1/([.$C80]*LN(1+[.$D$92])/([.C38]-[.C71])+1)-1" office:value-type="float" office:value="0.0347106043317318">
            <text:p>0.035</text:p>
          </table:table-cell>
          <table:table-cell table:formula="oooc:=1/([.$D80]*LN(1+[.$D$92])/([.D38]-[.D71])+1)-1" office:value-type="float" office:value="0.0345950345255133">
            <text:p>0.035</text:p>
          </table:table-cell>
          <table:table-cell table:style-name="ce9" table:formula="oooc:=1/([.$E80]*LN(1+[.$D$92])/([.E38]-[.E71])+1)-1" office:value-type="float" office:value="0.0391179610653944">
            <text:p>0.039</text:p>
          </table:table-cell>
          <table:table-cell table:style-name="ce9" table:formula="oooc:=1/([.$F80]*LN(1+[.$D$92])/([.F38]-[.F71])+1)-1" office:value-type="float" office:value="0.0399108702335185">
            <text:p>0.040</text:p>
          </table:table-cell>
          <table:table-cell table:style-name="ce9" table:formula="oooc:=1/([.$G80]*LN(1+[.$D$92])/([.G38]-[.G71])+1)-1" office:value-type="float" office:value="0.0422400289019078">
            <text:p>0.042</text:p>
          </table:table-cell>
          <table:table-cell table:style-name="ce9" table:formula="oooc:=1/([.$H80]*LN(1+[.$D$92])/([.H38]-[.H71])+1)-1" office:value-type="float" office:value="0.0582721334066547">
            <text:p>0.058</text:p>
          </table:table-cell>
          <table:table-cell table:style-name="ce9" table:formula="oooc:=1/([.$I80]*LN(1+[.$D$92])/([.I38]-[.I71])+1)-1" office:value-type="float" office:value="0.0459563560191694">
            <text:p>0.046</text:p>
          </table:table-cell>
          <table:table-cell table:style-name="ce9" table:formula="oooc:=1/([.$J80]*LN(1+[.$D$92])/([.J38]-[.J71])+1)-1" office:value-type="float" office:value="0.0269498894688489">
            <text:p>0.027</text:p>
          </table:table-cell>
          <table:table-cell table:style-name="ce9" table:number-columns-repeated="2"/>
          <table:table-cell table:style-name="ce9" table:formula="oooc:=1/([.$M80]*LN(1+[.$D$92])/([.M38]-[.M71])+1)-1" office:value-type="float" office:value="0.0397000630598028">
            <text:p>0.040</text:p>
          </table:table-cell>
          <table:table-cell table:number-columns-repeated="243"/>
        </table:table-row>
        <table:table-row table:style-name="ro1">
          <table:table-cell office:value-type="string">
            <text:p>Adjacent holes</text:p>
          </table:table-cell>
          <table:table-cell table:formula="oooc:=[.$B$82]" office:value-type="float" office:value="0.207608403731926">
            <text:p>0.208</text:p>
          </table:table-cell>
          <table:table-cell table:formula="oooc:=[.$B$82]" office:value-type="float" office:value="0.207608403731926">
            <text:p>0.208</text:p>
          </table:table-cell>
          <table:table-cell table:formula="oooc:=[.$B$82]" office:value-type="float" office:value="0.207608403731926">
            <text:p>0.208</text:p>
          </table:table-cell>
          <table:table-cell table:style-name="ce9" table:formula="oooc:=[.$B$82]" office:value-type="float" office:value="0.207608403731926">
            <text:p>0.208</text:p>
          </table:table-cell>
          <table:table-cell table:style-name="ce9" table:formula="oooc:=[.$B$82]" office:value-type="float" office:value="0.207608403731926">
            <text:p>0.208</text:p>
          </table:table-cell>
          <table:table-cell table:style-name="ce9" table:formula="oooc:=[.$B$82]" office:value-type="float" office:value="0.207608403731926">
            <text:p>0.208</text:p>
          </table:table-cell>
          <table:table-cell table:style-name="ce9" table:formula="oooc:=[.$B$82]" office:value-type="float" office:value="0.207608403731926">
            <text:p>0.208</text:p>
          </table:table-cell>
          <table:table-cell table:style-name="ce9" table:formula="oooc:=[.$B$82]" office:value-type="float" office:value="0.207608403731926">
            <text:p>0.208</text:p>
          </table:table-cell>
          <table:table-cell table:style-name="ce9" table:formula="oooc:=[.$B$82]" office:value-type="float" office:value="0.207608403731926">
            <text:p>0.208</text:p>
          </table:table-cell>
          <table:table-cell table:style-name="ce9" table:number-columns-repeated="2"/>
          <table:table-cell table:style-name="ce9" table:formula="oooc:=[.$B$82]" office:value-type="float" office:value="0.207608403731926">
            <text:p>0.208</text:p>
          </table:table-cell>
          <table:table-cell table:number-columns-repeated="243"/>
        </table:table-row>
        <table:table-row table:style-name="ro1">
          <table:table-cell office:value-type="string">
            <text:p>Summed in quadrature</text:p>
          </table:table-cell>
          <table:table-cell table:formula="oooc:=SQRT([.B95]^2+[.B96]^2+[.B97]^2+[.B98]^2)" office:value-type="float" office:value="0.210833252963683">
            <text:p>0.211</text:p>
          </table:table-cell>
          <table:table-cell table:formula="oooc:=SQRT([.C95]^2+[.C96]^2+[.C97]^2+[.C98]^2)" office:value-type="float" office:value="0.210504676724303">
            <text:p>0.211</text:p>
          </table:table-cell>
          <table:table-cell table:formula="oooc:=SQRT([.D95]^2+[.D96]^2+[.D97]^2+[.D98]^2)" office:value-type="float" office:value="0.21048603190686">
            <text:p>0.210</text:p>
          </table:table-cell>
          <table:table-cell table:style-name="ce9" table:formula="oooc:=SQRT([.E95]^2+[.E96]^2+[.E97]^2+[.E98]^2)" office:value-type="float" office:value="0.211294141827334">
            <text:p>0.211</text:p>
          </table:table-cell>
          <table:table-cell table:style-name="ce9" table:formula="oooc:=SQRT([.F95]^2+[.F96]^2+[.F97]^2+[.F98]^2)" office:value-type="float" office:value="0.211454871187476">
            <text:p>0.211</text:p>
          </table:table-cell>
          <table:table-cell table:style-name="ce9" table:formula="oooc:=SQRT([.G95]^2+[.G96]^2+[.G97]^2+[.G98]^2)" office:value-type="float" office:value="0.211940893910271">
            <text:p>0.212</text:p>
          </table:table-cell>
          <table:table-cell table:style-name="ce9" table:formula="oooc:=SQRT([.H95]^2+[.H96]^2+[.H97]^2+[.H98]^2)" office:value-type="float" office:value="0.215989579289223">
            <text:p>0.216</text:p>
          </table:table-cell>
          <table:table-cell table:style-name="ce9" table:formula="oooc:=SQRT([.I95]^2+[.I96]^2+[.I97]^2+[.I98]^2)" office:value-type="float" office:value="0.212873258104843">
            <text:p>0.213</text:p>
          </table:table-cell>
          <table:table-cell table:style-name="ce9" table:formula="oooc:=SQRT([.J95]^2+[.J96]^2+[.J97]^2+[.J98]^2)" office:value-type="float" office:value="0.209367084183453">
            <text:p>0.209</text:p>
          </table:table-cell>
          <table:table-cell table:style-name="ce9" table:number-columns-repeated="2"/>
          <table:table-cell table:style-name="ce9" table:formula="oooc:=SQRT([.M95]^2+[.M96]^2+[.M97]^2+[.M98]^2)" office:value-type="float" office:value="0.211474371287933">
            <text:p>0.211</text:p>
          </table:table-cell>
          <table:table-cell table:number-columns-repeated="243"/>
        </table:table-row>
      </table:table>
      <table:table table:name="Sheet2" table:style-name="ta1" table:print="false">
        <office:forms form:automatic-focus="false" form:apply-design-mode="false"/>
        <table:table-column table:style-name="co3" table:number-columns-repeated="10" table:default-cell-style-name="Default"/>
        <table:table-row table:style-name="ro1">
          <table:table-cell office:value-type="string">
            <text:p>150 MHz</text:p>
          </table:table-cell>
          <table:table-cell office:value-type="float" office:value="66.4975">
            <text:p>66.5</text:p>
          </table:table-cell>
          <table:table-cell office:value-type="float" office:value="116.948">
            <text:p>116.95</text:p>
          </table:table-cell>
          <table:table-cell office:value-type="float" office:value="166.246">
            <text:p>166.25</text:p>
          </table:table-cell>
          <table:table-cell office:value-type="float" office:value="90.1858">
            <text:p>90.19</text:p>
          </table:table-cell>
          <table:table-cell office:value-type="float" office:value="142.575">
            <text:p>142.58</text:p>
          </table:table-cell>
          <table:table-cell office:value-type="float" office:value="171.805">
            <text:p>171.81</text:p>
          </table:table-cell>
          <table:table-cell office:value-type="float" office:value="214.028">
            <text:p>214.03</text:p>
          </table:table-cell>
          <table:table-cell office:value-type="float" office:value="103.539">
            <text:p>103.54</text:p>
          </table:table-cell>
          <table:table-cell office:value-type="float" office:value="89.5872">
            <text:p>89.59</text:p>
          </table:table-cell>
        </table:table-row>
        <table:table-row table:style-name="ro2">
          <table:table-cell office:value-type="string">
            <text:p>200 Mhz </text:p>
          </table:table-cell>
          <table:table-cell office:value-type="float" office:value="69.1945">
            <text:p>69.19</text:p>
          </table:table-cell>
          <table:table-cell office:value-type="float" office:value="113.608">
            <text:p>113.61</text:p>
          </table:table-cell>
          <table:table-cell office:value-type="float" office:value="139.273">
            <text:p>139.27</text:p>
          </table:table-cell>
          <table:table-cell office:value-type="float" office:value="74.5016">
            <text:p>74.5</text:p>
          </table:table-cell>
          <table:table-cell office:value-type="float" office:value="110.354">
            <text:p>110.35</text:p>
          </table:table-cell>
          <table:table-cell office:value-type="float" office:value="136.565">
            <text:p>136.57</text:p>
          </table:table-cell>
          <table:table-cell office:value-type="float" office:value="180.354">
            <text:p>180.35</text:p>
          </table:table-cell>
          <table:table-cell office:value-type="float" office:value="98.612">
            <text:p>98.61</text:p>
          </table:table-cell>
          <table:table-cell office:value-type="float" office:value="77.1218">
            <text:p>77.12</text:p>
          </table:table-cell>
        </table:table-row>
        <table:table-row table:style-name="ro1">
          <table:table-cell office:value-type="string">
            <text:p>250 MHz</text:p>
          </table:table-cell>
          <table:table-cell office:value-type="float" office:value="78.8071">
            <text:p>78.81</text:p>
          </table:table-cell>
          <table:table-cell office:value-type="float" office:value="75.2729">
            <text:p>75.27</text:p>
          </table:table-cell>
          <table:table-cell office:value-type="float" office:value="74.952">
            <text:p>74.95</text:p>
          </table:table-cell>
          <table:table-cell office:value-type="float" office:value="84.8015">
            <text:p>84.8</text:p>
          </table:table-cell>
          <table:table-cell office:value-type="float" office:value="86.8861">
            <text:p>86.89</text:p>
          </table:table-cell>
          <table:table-cell office:value-type="float" office:value="92.2116">
            <text:p>92.21</text:p>
          </table:table-cell>
          <table:table-cell office:value-type="float" office:value="125.915">
            <text:p>125.92</text:p>
          </table:table-cell>
          <table:table-cell office:value-type="float" office:value="101.709">
            <text:p>101.71</text:p>
          </table:table-cell>
          <table:table-cell office:value-type="float" office:value="61.6309">
            <text:p>61.63</text:p>
          </table:table-cell>
        </table:table-row>
        <table:table-row table:style-name="ro1">
          <table:table-cell office:value-type="string">
            <text:p>300 MHz</text:p>
          </table:table-cell>
          <table:table-cell office:value-type="float" office:value="163.068">
            <text:p>163.07</text:p>
          </table:table-cell>
          <table:table-cell office:value-type="float" office:value="50.2244">
            <text:p>50.22</text:p>
          </table:table-cell>
          <table:table-cell office:value-type="float" office:value="97.0577">
            <text:p>97.06</text:p>
          </table:table-cell>
          <table:table-cell office:value-type="float" office:value="87.1495">
            <text:p>87.15</text:p>
          </table:table-cell>
          <table:table-cell office:value-type="float" office:value="75.2887">
            <text:p>75.29</text:p>
          </table:table-cell>
          <table:table-cell office:value-type="float" office:value="79.8889">
            <text:p>79.89</text:p>
          </table:table-cell>
          <table:table-cell office:value-type="float" office:value="107.45">
            <text:p>107.45</text:p>
          </table:table-cell>
          <table:table-cell office:value-type="float" office:value="86.3541">
            <text:p>86.35</text:p>
          </table:table-cell>
          <table:table-cell office:value-type="float" office:value="51.9361">
            <text:p>51.94</text:p>
          </table:table-cell>
        </table:table-row>
        <table:table-row table:style-name="ro1">
          <table:table-cell office:value-type="string">
            <text:p>350 MHz</text:p>
          </table:table-cell>
          <table:table-cell office:value-type="float" office:value="108.085">
            <text:p>108.09</text:p>
          </table:table-cell>
          <table:table-cell office:value-type="float" office:value="73.1174">
            <text:p>73.12</text:p>
          </table:table-cell>
          <table:table-cell office:value-type="float" office:value="61.472">
            <text:p>61.47</text:p>
          </table:table-cell>
          <table:table-cell office:value-type="float" office:value="73.4734">
            <text:p>73.47</text:p>
          </table:table-cell>
          <table:table-cell office:value-type="float" office:value="76.8919">
            <text:p>76.89</text:p>
          </table:table-cell>
          <table:table-cell office:value-type="float" office:value="78.7449">
            <text:p>78.74</text:p>
          </table:table-cell>
          <table:table-cell office:value-type="float" office:value="108.307">
            <text:p>108.31</text:p>
          </table:table-cell>
          <table:table-cell office:value-type="float" office:value="76.592">
            <text:p>76.59</text:p>
          </table:table-cell>
          <table:table-cell office:value-type="float" office:value="45.7157">
            <text:p>45.72</text:p>
          </table:table-cell>
        </table:table-row>
        <table:table-row table:style-name="ro1">
          <table:table-cell office:value-type="string">
            <text:p>400 MHz</text:p>
          </table:table-cell>
          <table:table-cell office:value-type="float" office:value="76.2229">
            <text:p>76.22</text:p>
          </table:table-cell>
          <table:table-cell office:value-type="float" office:value="97.5859">
            <text:p>97.59</text:p>
          </table:table-cell>
          <table:table-cell office:value-type="float" office:value="65.6209">
            <text:p>65.62</text:p>
          </table:table-cell>
          <table:table-cell office:value-type="float" office:value="64.553">
            <text:p>64.55</text:p>
          </table:table-cell>
          <table:table-cell office:value-type="float" office:value="78.9476">
            <text:p>78.95</text:p>
          </table:table-cell>
          <table:table-cell office:value-type="float" office:value="76.6425">
            <text:p>76.64</text:p>
          </table:table-cell>
          <table:table-cell office:value-type="float" office:value="100.02">
            <text:p>100.02</text:p>
          </table:table-cell>
          <table:table-cell office:value-type="float" office:value="73.135">
            <text:p>73.14</text:p>
          </table:table-cell>
          <table:table-cell office:value-type="float" office:value="40.1951">
            <text:p>40.2</text:p>
          </table:table-cell>
        </table:table-row>
        <table:table-row table:style-name="ro1">
          <table:table-cell office:value-type="string">
            <text:p>450 MHz</text:p>
          </table:table-cell>
          <table:table-cell office:value-type="float" office:value="63.946">
            <text:p>63.95</text:p>
          </table:table-cell>
          <table:table-cell office:value-type="float" office:value="151.274">
            <text:p>151.27</text:p>
          </table:table-cell>
          <table:table-cell office:value-type="float" office:value="56.8893">
            <text:p>56.89</text:p>
          </table:table-cell>
          <table:table-cell office:value-type="float" office:value="75.9272">
            <text:p>75.93</text:p>
          </table:table-cell>
          <table:table-cell office:value-type="float" office:value="89.4669">
            <text:p>89.47</text:p>
          </table:table-cell>
          <table:table-cell office:value-type="float" office:value="73.1763">
            <text:p>73.18</text:p>
          </table:table-cell>
          <table:table-cell office:value-type="float" office:value="78.1386">
            <text:p>78.14</text:p>
          </table:table-cell>
          <table:table-cell office:value-type="float" office:value="66.1743">
            <text:p>66.17</text:p>
          </table:table-cell>
          <table:table-cell office:value-type="float" office:value="44.5899">
            <text:p>44.59</text:p>
          </table:table-cell>
        </table:table-row>
        <table:table-row table:style-name="ro1">
          <table:table-cell office:value-type="string">
            <text:p>500 MHz</text:p>
          </table:table-cell>
          <table:table-cell office:value-type="float" office:value="53.4509">
            <text:p>53.45</text:p>
          </table:table-cell>
          <table:table-cell office:value-type="float" office:value="92.3887">
            <text:p>92.39</text:p>
          </table:table-cell>
          <table:table-cell office:value-type="float" office:value="54.9711">
            <text:p>54.97</text:p>
          </table:table-cell>
          <table:table-cell office:value-type="float" office:value="67.9348">
            <text:p>67.93</text:p>
          </table:table-cell>
          <table:table-cell office:value-type="float" office:value="91.1026">
            <text:p>91.1</text:p>
          </table:table-cell>
          <table:table-cell office:value-type="float" office:value="74.0899">
            <text:p>74.09</text:p>
          </table:table-cell>
          <table:table-cell office:value-type="float" office:value="80.8439">
            <text:p>80.84</text:p>
          </table:table-cell>
          <table:table-cell office:value-type="float" office:value="70.3388">
            <text:p>70.34</text:p>
          </table:table-cell>
          <table:table-cell office:value-type="float" office:value="51.6661">
            <text:p>51.67</text:p>
          </table:table-cell>
        </table:table-row>
        <table:table-row table:style-name="ro1">
          <table:table-cell office:value-type="string">
            <text:p>550 MHz</text:p>
          </table:table-cell>
          <table:table-cell office:value-type="float" office:value="71.419">
            <text:p>71.42</text:p>
          </table:table-cell>
          <table:table-cell office:value-type="float" office:value="61.2867">
            <text:p>61.29</text:p>
          </table:table-cell>
          <table:table-cell office:value-type="float" office:value="48.7325">
            <text:p>48.73</text:p>
          </table:table-cell>
          <table:table-cell office:value-type="float" office:value="62.1832">
            <text:p>62.18</text:p>
          </table:table-cell>
          <table:table-cell office:value-type="float" office:value="79.9805">
            <text:p>79.98</text:p>
          </table:table-cell>
          <table:table-cell office:value-type="float" office:value="62.5812">
            <text:p>62.58</text:p>
          </table:table-cell>
          <table:table-cell office:value-type="float" office:value="73.1855">
            <text:p>73.19</text:p>
          </table:table-cell>
          <table:table-cell office:value-type="float" office:value="63.8542">
            <text:p>63.85</text:p>
          </table:table-cell>
          <table:table-cell office:value-type="float" office:value="62.955">
            <text:p>62.9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ooc:=[.B1]/0.3048" office:value-type="float" office:value="218.167650918635">
            <text:p>218.17</text:p>
          </table:table-cell>
          <table:table-cell table:formula="oooc:=[.C1]/0.3048" office:value-type="float" office:value="383.687664041995">
            <text:p>383.69</text:p>
          </table:table-cell>
          <table:table-cell table:formula="oooc:=[.D1]/0.3048" office:value-type="float" office:value="545.426509186352">
            <text:p>545.43</text:p>
          </table:table-cell>
          <table:table-cell table:formula="oooc:=[.E1]/0.3048" office:value-type="float" office:value="295.885170603675">
            <text:p>295.89</text:p>
          </table:table-cell>
          <table:table-cell table:formula="oooc:=[.F1]/0.3048" office:value-type="float" office:value="467.765748031496">
            <text:p>467.77</text:p>
          </table:table-cell>
          <table:table-cell table:formula="oooc:=[.G1]/0.3048" office:value-type="float" office:value="563.66469816273">
            <text:p>563.66</text:p>
          </table:table-cell>
          <table:table-cell table:formula="oooc:=[.H1]/0.3048" office:value-type="float" office:value="702.191601049869">
            <text:p>702.19</text:p>
          </table:table-cell>
          <table:table-cell table:formula="oooc:=[.I1]/0.3048" office:value-type="float" office:value="339.694881889764">
            <text:p>339.69</text:p>
          </table:table-cell>
          <table:table-cell table:formula="oooc:=[.J1]/0.3048" office:value-type="float" office:value="293.92125984252">
            <text:p>293.92</text:p>
          </table:table-cell>
        </table:table-row>
        <table:table-row table:style-name="ro1">
          <table:table-cell/>
          <table:table-cell table:formula="oooc:=[.B2]/0.3048" office:value-type="float" office:value="227.016076115486">
            <text:p>227.02</text:p>
          </table:table-cell>
          <table:table-cell table:formula="oooc:=[.C2]/0.3048" office:value-type="float" office:value="372.729658792651">
            <text:p>372.73</text:p>
          </table:table-cell>
          <table:table-cell table:formula="oooc:=[.D2]/0.3048" office:value-type="float" office:value="456.932414698163">
            <text:p>456.93</text:p>
          </table:table-cell>
          <table:table-cell table:formula="oooc:=[.E2]/0.3048" office:value-type="float" office:value="244.42782152231">
            <text:p>244.43</text:p>
          </table:table-cell>
          <table:table-cell table:formula="oooc:=[.F2]/0.3048" office:value-type="float" office:value="362.053805774278">
            <text:p>362.05</text:p>
          </table:table-cell>
          <table:table-cell table:formula="oooc:=[.G2]/0.3048" office:value-type="float" office:value="448.047900262467">
            <text:p>448.05</text:p>
          </table:table-cell>
          <table:table-cell table:formula="oooc:=[.H2]/0.3048" office:value-type="float" office:value="591.712598425197">
            <text:p>591.71</text:p>
          </table:table-cell>
          <table:table-cell table:formula="oooc:=[.I2]/0.3048" office:value-type="float" office:value="323.530183727034">
            <text:p>323.53</text:p>
          </table:table-cell>
          <table:table-cell table:formula="oooc:=[.J2]/0.3048" office:value-type="float" office:value="253.024278215223">
            <text:p>253.02</text:p>
          </table:table-cell>
        </table:table-row>
        <table:table-row table:style-name="ro1">
          <table:table-cell/>
          <table:table-cell table:formula="oooc:=[.B3]/0.3048" office:value-type="float" office:value="258.553477690289">
            <text:p>258.55</text:p>
          </table:table-cell>
          <table:table-cell table:formula="oooc:=[.C3]/0.3048" office:value-type="float" office:value="246.958333333333">
            <text:p>246.96</text:p>
          </table:table-cell>
          <table:table-cell table:formula="oooc:=[.D3]/0.3048" office:value-type="float" office:value="245.905511811024">
            <text:p>245.91</text:p>
          </table:table-cell>
          <table:table-cell table:formula="oooc:=[.E3]/0.3048" office:value-type="float" office:value="278.220144356955">
            <text:p>278.22</text:p>
          </table:table-cell>
          <table:table-cell table:formula="oooc:=[.F3]/0.3048" office:value-type="float" office:value="285.0593832021">
            <text:p>285.06</text:p>
          </table:table-cell>
          <table:table-cell table:formula="oooc:=[.G3]/0.3048" office:value-type="float" office:value="302.531496062992">
            <text:p>302.53</text:p>
          </table:table-cell>
          <table:table-cell table:formula="oooc:=[.H3]/0.3048" office:value-type="float" office:value="413.106955380577">
            <text:p>413.11</text:p>
          </table:table-cell>
          <table:table-cell table:formula="oooc:=[.I3]/0.3048" office:value-type="float" office:value="333.69094488189">
            <text:p>333.69</text:p>
          </table:table-cell>
          <table:table-cell table:formula="oooc:=[.J3]/0.3048" office:value-type="float" office:value="202.201115485564">
            <text:p>202.2</text:p>
          </table:table-cell>
        </table:table-row>
        <table:table-row table:style-name="ro1">
          <table:table-cell/>
          <table:table-cell table:formula="oooc:=[.B4]/0.3048" office:value-type="float" office:value="535">
            <text:p>535</text:p>
          </table:table-cell>
          <table:table-cell table:formula="oooc:=[.C4]/0.3048" office:value-type="float" office:value="164.778215223097">
            <text:p>164.78</text:p>
          </table:table-cell>
          <table:table-cell table:formula="oooc:=[.D4]/0.3048" office:value-type="float" office:value="318.430774278215">
            <text:p>318.43</text:p>
          </table:table-cell>
          <table:table-cell table:formula="oooc:=[.E4]/0.3048" office:value-type="float" office:value="285.923556430446">
            <text:p>285.92</text:p>
          </table:table-cell>
          <table:table-cell table:formula="oooc:=[.F4]/0.3048" office:value-type="float" office:value="247.010170603675">
            <text:p>247.01</text:p>
          </table:table-cell>
          <table:table-cell table:formula="oooc:=[.G4]/0.3048" office:value-type="float" office:value="262.102690288714">
            <text:p>262.1</text:p>
          </table:table-cell>
          <table:table-cell table:formula="oooc:=[.H4]/0.3048" office:value-type="float" office:value="352.52624671916">
            <text:p>352.53</text:p>
          </table:table-cell>
          <table:table-cell table:formula="oooc:=[.I4]/0.3048" office:value-type="float" office:value="283.313976377953">
            <text:p>283.31</text:p>
          </table:table-cell>
          <table:table-cell table:formula="oooc:=[.J4]/0.3048" office:value-type="float" office:value="170.394028871391">
            <text:p>170.39</text:p>
          </table:table-cell>
        </table:table-row>
        <table:table-row table:style-name="ro1">
          <table:table-cell/>
          <table:table-cell table:formula="oooc:=[.B5]/0.3048" office:value-type="float" office:value="354.609580052493">
            <text:p>354.61</text:p>
          </table:table-cell>
          <table:table-cell table:formula="oooc:=[.C5]/0.3048" office:value-type="float" office:value="239.886482939633">
            <text:p>239.89</text:p>
          </table:table-cell>
          <table:table-cell table:formula="oooc:=[.D5]/0.3048" office:value-type="float" office:value="201.679790026247">
            <text:p>201.68</text:p>
          </table:table-cell>
          <table:table-cell table:formula="oooc:=[.E5]/0.3048" office:value-type="float" office:value="241.054461942257">
            <text:p>241.05</text:p>
          </table:table-cell>
          <table:table-cell table:formula="oooc:=[.F5]/0.3048" office:value-type="float" office:value="252.27001312336">
            <text:p>252.27</text:p>
          </table:table-cell>
          <table:table-cell table:formula="oooc:=[.G5]/0.3048" office:value-type="float" office:value="258.349409448819">
            <text:p>258.35</text:p>
          </table:table-cell>
          <table:table-cell table:formula="oooc:=[.H5]/0.3048" office:value-type="float" office:value="355.337926509186">
            <text:p>355.34</text:p>
          </table:table-cell>
          <table:table-cell table:formula="oooc:=[.I5]/0.3048" office:value-type="float" office:value="251.286089238845">
            <text:p>251.29</text:p>
          </table:table-cell>
          <table:table-cell table:formula="oooc:=[.J5]/0.3048" office:value-type="float" office:value="149.985892388451">
            <text:p>149.99</text:p>
          </table:table-cell>
        </table:table-row>
        <table:table-row table:style-name="ro1">
          <table:table-cell/>
          <table:table-cell table:formula="oooc:=[.B6]/0.3048" office:value-type="float" office:value="250.075131233596">
            <text:p>250.08</text:p>
          </table:table-cell>
          <table:table-cell table:formula="oooc:=[.C6]/0.3048" office:value-type="float" office:value="320.163713910761">
            <text:p>320.16</text:p>
          </table:table-cell>
          <table:table-cell table:formula="oooc:=[.D6]/0.3048" office:value-type="float" office:value="215.291666666667">
            <text:p>215.29</text:p>
          </table:table-cell>
          <table:table-cell table:formula="oooc:=[.E6]/0.3048" office:value-type="float" office:value="211.788057742782">
            <text:p>211.79</text:p>
          </table:table-cell>
          <table:table-cell table:formula="oooc:=[.F6]/0.3048" office:value-type="float" office:value="259.014435695538">
            <text:p>259.01</text:p>
          </table:table-cell>
          <table:table-cell table:formula="oooc:=[.G6]/0.3048" office:value-type="float" office:value="251.451771653543">
            <text:p>251.45</text:p>
          </table:table-cell>
          <table:table-cell table:formula="oooc:=[.H6]/0.3048" office:value-type="float" office:value="328.149606299213">
            <text:p>328.15</text:p>
          </table:table-cell>
          <table:table-cell table:formula="oooc:=[.I6]/0.3048" office:value-type="float" office:value="239.944225721785">
            <text:p>239.94</text:p>
          </table:table-cell>
          <table:table-cell table:formula="oooc:=[.J6]/0.3048" office:value-type="float" office:value="131.873687664042">
            <text:p>131.87</text:p>
          </table:table-cell>
        </table:table-row>
        <table:table-row table:style-name="ro1">
          <table:table-cell/>
          <table:table-cell table:formula="oooc:=[.B7]/0.3048" office:value-type="float" office:value="209.796587926509">
            <text:p>209.8</text:p>
          </table:table-cell>
          <table:table-cell table:formula="oooc:=[.C7]/0.3048" office:value-type="float" office:value="496.305774278215">
            <text:p>496.31</text:p>
          </table:table-cell>
          <table:table-cell table:formula="oooc:=[.D7]/0.3048" office:value-type="float" office:value="186.64468503937">
            <text:p>186.64</text:p>
          </table:table-cell>
          <table:table-cell table:formula="oooc:=[.E7]/0.3048" office:value-type="float" office:value="249.10498687664">
            <text:p>249.1</text:p>
          </table:table-cell>
          <table:table-cell table:formula="oooc:=[.F7]/0.3048" office:value-type="float" office:value="293.52657480315">
            <text:p>293.53</text:p>
          </table:table-cell>
          <table:table-cell table:formula="oooc:=[.G7]/0.3048" office:value-type="float" office:value="240.079724409449">
            <text:p>240.08</text:p>
          </table:table-cell>
          <table:table-cell table:formula="oooc:=[.H7]/0.3048" office:value-type="float" office:value="256.360236220472">
            <text:p>256.36</text:p>
          </table:table-cell>
          <table:table-cell table:formula="oooc:=[.I7]/0.3048" office:value-type="float" office:value="217.107283464567">
            <text:p>217.11</text:p>
          </table:table-cell>
          <table:table-cell table:formula="oooc:=[.J7]/0.3048" office:value-type="float" office:value="146.292322834646">
            <text:p>146.29</text:p>
          </table:table-cell>
        </table:table-row>
        <table:table-row table:style-name="ro1">
          <table:table-cell/>
          <table:table-cell table:formula="oooc:=[.B8]/0.3048" office:value-type="float" office:value="175.363845144357">
            <text:p>175.36</text:p>
          </table:table-cell>
          <table:table-cell table:formula="oooc:=[.C8]/0.3048" office:value-type="float" office:value="303.112532808399">
            <text:p>303.11</text:p>
          </table:table-cell>
          <table:table-cell table:formula="oooc:=[.D8]/0.3048" office:value-type="float" office:value="180.351377952756">
            <text:p>180.35</text:p>
          </table:table-cell>
          <table:table-cell table:formula="oooc:=[.E8]/0.3048" office:value-type="float" office:value="222.883202099737">
            <text:p>222.88</text:p>
          </table:table-cell>
          <table:table-cell table:formula="oooc:=[.F8]/0.3048" office:value-type="float" office:value="298.893044619423">
            <text:p>298.89</text:p>
          </table:table-cell>
          <table:table-cell table:formula="oooc:=[.G8]/0.3048" office:value-type="float" office:value="243.077099737533">
            <text:p>243.08</text:p>
          </table:table-cell>
          <table:table-cell table:formula="oooc:=[.H8]/0.3048" office:value-type="float" office:value="265.235892388451">
            <text:p>265.24</text:p>
          </table:table-cell>
          <table:table-cell table:formula="oooc:=[.I8]/0.3048" office:value-type="float" office:value="230.770341207349">
            <text:p>230.77</text:p>
          </table:table-cell>
          <table:table-cell table:formula="oooc:=[.J8]/0.3048" office:value-type="float" office:value="169.508202099738">
            <text:p>169.51</text:p>
          </table:table-cell>
        </table:table-row>
        <table:table-row table:style-name="ro1">
          <table:table-cell/>
          <table:table-cell table:formula="oooc:=[.B9]/0.3048" office:value-type="float" office:value="234.314304461942">
            <text:p>234.31</text:p>
          </table:table-cell>
          <table:table-cell table:formula="oooc:=[.C9]/0.3048" office:value-type="float" office:value="201.071850393701">
            <text:p>201.07</text:p>
          </table:table-cell>
          <table:table-cell table:formula="oooc:=[.D9]/0.3048" office:value-type="float" office:value="159.883530183727">
            <text:p>159.88</text:p>
          </table:table-cell>
          <table:table-cell table:formula="oooc:=[.E9]/0.3048" office:value-type="float" office:value="204.01312335958">
            <text:p>204.01</text:p>
          </table:table-cell>
          <table:table-cell table:formula="oooc:=[.F9]/0.3048" office:value-type="float" office:value="262.403215223097">
            <text:p>262.4</text:p>
          </table:table-cell>
          <table:table-cell table:formula="oooc:=[.G9]/0.3048" office:value-type="float" office:value="205.318897637795">
            <text:p>205.32</text:p>
          </table:table-cell>
          <table:table-cell table:formula="oooc:=[.H9]/0.3048" office:value-type="float" office:value="240.109908136483">
            <text:p>240.11</text:p>
          </table:table-cell>
          <table:table-cell table:formula="oooc:=[.I9]/0.3048" office:value-type="float" office:value="209.495406824147">
            <text:p>209.5</text:p>
          </table:table-cell>
          <table:table-cell table:formula="oooc:=[.J9]/0.3048" office:value-type="float" office:value="206.545275590551">
            <text:p>206.55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8">09/28/2007</text:date>, <text:time>11:3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9-21T13:11:28</meta:creation-date>
    <dc:date>2007-09-28T11:39:23</dc:date>
    <dc:language>en-US</dc:language>
    <meta:editing-cycles>42</meta:editing-cycles>
    <meta:editing-duration>P1DT3H52M11S</meta:editing-duration>
    <meta:user-defined meta:name="Info 1"/>
    <meta:user-defined meta:name="Info 2"/>
    <meta:user-defined meta:name="Info 3"/>
    <meta:user-defined meta:name="Info 4"/>
    <meta:document-statistic meta:table-count="3" meta:cell-count="1014"/>
  </office:meta>
</office:document-meta>
</file>